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Таблица50" style:family="table" style:master-page-name="Титул_20_русский">
      <style:table-properties style:width="14cm" style:rel-width="100%" style:page-number="auto" fo:break-before="auto" fo:break-after="auto" table:align="center" style:writing-mode="page"/>
    </style:style>
    <style:style style:name="Таблица50.A" style:family="table-column">
      <style:table-column-properties style:column-width="14cm" style:rel-column-width="7937*"/>
    </style:style>
    <style:style style:name="Таблица50.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1" style:family="table">
      <style:table-properties style:width="14c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997cm" style:rel-column-width="3967*"/>
    </style:style>
    <style:style style:name="Таблица1.B" style:family="table-column">
      <style:table-column-properties style:column-width="7.003cm" style:rel-column-width="3970*"/>
    </style:style>
    <style:style style:name="Таблица1.1" style:family="table-row">
      <style:table-row-properties style:min-row-height="4.401cm" fo:keep-together="auto"/>
    </style:style>
    <style:style style:name="Таблица1.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1.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Таблица51" style:family="table" style:master-page-name="Титул_20_английский">
      <style:table-properties style:width="14cm" style:rel-width="100%" style:page-number="auto" fo:break-before="auto" fo:break-after="auto" table:align="center" style:writing-mode="page"/>
    </style:style>
    <style:style style:name="Таблица51.A" style:family="table-column">
      <style:table-column-properties style:column-width="14cm" style:rel-column-width="7937*"/>
    </style:style>
    <style:style style:name="Таблица51.A1" style:family="table-cell">
      <style:table-cell-properties fo:background-color="transparent" fo:padding="0.097cm" fo:border-left="none" fo:border-right="none" fo:border-top="0.5pt solid #000000" fo:border-bottom="0.5pt solid #000000" style:writing-mode="page">
        <style:background-image/>
      </style:table-cell-properties>
    </style:style>
    <style:style style:name="Таблица2" style:family="table">
      <style:table-properties style:width="14cm" style:rel-width="100%" fo:break-before="auto" fo:break-after="auto" table:align="center" fo:keep-with-next="auto" style:may-break-between-rows="true" style:writing-mode="page" table:border-model="collapsing"/>
    </style:style>
    <style:style style:name="Таблица2.A" style:family="table-column">
      <style:table-column-properties style:column-width="6.997cm" style:rel-column-width="3967*"/>
    </style:style>
    <style:style style:name="Таблица2.B" style:family="table-column">
      <style:table-column-properties style:column-width="7.003cm" style:rel-column-width="3970*"/>
    </style:style>
    <style:style style:name="Таблица2.1" style:family="table-row">
      <style:table-row-properties fo:keep-together="auto"/>
    </style:style>
    <style:style style:name="Таблица2.A1" style:family="table-cell">
      <style:table-cell-properties style:vertical-align="" fo:background-color="transparent" fo:padding-left="0cm" fo:padding-right="0cm" fo:padding-top="0.15cm" fo:padding-bottom="0cm" fo:border-left="none" fo:border-right="none" fo:border-top="0.55pt solid #000000" fo:border-bottom="none" style:writing-mode="page">
        <style:background-image/>
      </style:table-cell-properties>
    </style:style>
    <style:style style:name="Таблица2.B1" style:family="table-cell">
      <style:table-cell-properties style:vertical-align="" fo:background-color="transparent" fo:padding-left="0cm" fo:padding-right="0cm" fo:padding-top="0.15cm" fo:padding-bottom="0cm" fo:border-left="0.55pt solid #000000" fo:border-right="none" fo:border-top="0.5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P3" style:family="paragraph" style:parent-style-name="Footer">
      <style:text-properties fo:font-size="8pt" officeooo:rsid="00dbd734" officeooo:paragraph-rsid="01740b9b" style:font-size-asian="8pt" style:font-size-complex="8pt"/>
    </style:style>
    <style:style style:name="P4"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P5"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P6"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P7"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P8"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P9"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P10"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P11" style:family="paragraph" style:parent-style-name="Standard">
      <style:paragraph-properties fo:margin-top="0cm" fo:margin-bottom="0cm" loext:contextual-spacing="false" fo:line-height="100%" fo:text-align="center" style:justify-single-word="false" style:writing-mode="page"/>
      <style:text-properties fo:font-size="10.5pt" officeooo:rsid="014ebba9" officeooo:paragraph-rsid="014ebba9" style:font-size-asian="10.5pt" style:font-size-complex="10.5pt"/>
    </style:style>
    <style:style style:name="P12" style:family="paragraph" style:parent-style-name="Standard">
      <style:paragraph-properties fo:margin-top="0cm" fo:margin-bottom="0cm" loext:contextual-spacing="false" fo:line-height="100%" fo:text-align="center" style:justify-single-word="false" style:writing-mode="page"/>
      <style:text-properties officeooo:paragraph-rsid="013288f3"/>
    </style:style>
    <style:style style:name="P13"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P14"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23dec32" style:font-style-asian="normal" style:font-style-complex="normal"/>
    </style:style>
    <style:style style:name="P15"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P16" style:family="paragraph" style:parent-style-name="Standard">
      <style:text-properties style:font-name="Liberation Serif4" fo:font-size="9pt" style:font-size-asian="9pt" style:font-size-complex="9pt"/>
    </style:style>
    <style:style style:name="P17" style:family="paragraph" style:parent-style-name="Standard">
      <style:paragraph-properties fo:line-height="150%"/>
      <style:text-properties style:font-name="Liberation Serif4" fo:font-size="9pt" officeooo:paragraph-rsid="0058f8b8" style:font-size-asian="9pt" style:font-size-complex="9pt"/>
    </style:style>
    <style:style style:name="P18" style:family="paragraph" style:parent-style-name="Standard">
      <style:text-properties style:font-name="Liberation Serif4" fo:font-size="9pt" officeooo:paragraph-rsid="0058f8b8" style:font-size-asian="9pt" style:font-size-complex="9pt"/>
    </style:style>
    <style:style style:name="P19" style:family="paragraph" style:parent-style-name="Standard">
      <style:text-properties style:font-name="Liberation Serif4" fo:font-size="9pt" officeooo:rsid="015db5f0" officeooo:paragraph-rsid="015db5f0" style:font-size-asian="9pt" style:font-size-complex="9pt"/>
    </style:style>
    <style:style style:name="P20" style:family="paragraph" style:parent-style-name="Standard">
      <style:paragraph-properties fo:line-height="0.688cm"/>
      <style:text-properties style:font-name="Liberation Serif4" fo:font-size="9pt" style:font-size-asian="9pt" style:font-size-complex="9pt"/>
    </style:style>
    <style:style style:name="P21" style:family="paragraph" style:parent-style-name="Standard">
      <style:paragraph-properties fo:line-height="100%"/>
      <style:text-properties style:font-name="Liberation Serif4" fo:font-size="9pt" style:font-size-asian="9pt" style:font-size-complex="9pt"/>
    </style:style>
    <style:style style:name="P22" style:family="paragraph" style:parent-style-name="Standard">
      <style:paragraph-properties fo:line-height="100%"/>
      <style:text-properties style:font-name="Liberation Serif4" fo:font-size="9pt" officeooo:paragraph-rsid="0058f8b8" style:font-size-asian="9pt" style:font-size-complex="9pt"/>
    </style:style>
    <style:style style:name="P23" style:family="paragraph" style:parent-style-name="Standard">
      <style:paragraph-properties fo:line-height="100%"/>
      <style:text-properties style:font-name="Liberation Serif4" fo:font-size="9pt" fo:language="en" fo:country="US" officeooo:rsid="015db5f0" officeooo:paragraph-rsid="015db5f0" style:font-size-asian="9pt" style:font-size-complex="9pt"/>
    </style:style>
    <style:style style:name="P24" style:family="paragraph" style:parent-style-name="Standard">
      <style:paragraph-properties fo:line-height="0.847cm"/>
      <style:text-properties style:font-name="Liberation Serif4" fo:font-weight="bold" officeooo:paragraph-rsid="0058f8b8" style:font-weight-asian="bold" style:font-weight-complex="bold"/>
    </style:style>
    <style:style style:name="P25"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paragraph-rsid="006dabb6" style:font-size-asian="10.5pt" style:font-style-asian="normal" style:font-weight-asian="bold" style:font-size-complex="10.5pt" style:font-style-complex="normal" style:font-weight-complex="bold"/>
    </style:style>
    <style:style style:name="P26" style:family="paragraph" style:parent-style-name="Standard">
      <style:paragraph-properties fo:margin-top="0.439cm" fo:margin-bottom="0.199cm" loext:contextual-spacing="false" fo:line-height="100%" fo:text-align="center" style:justify-single-word="false" style:writing-mode="page"/>
      <style:text-properties fo:font-size="10.5pt" fo:font-style="normal" fo:font-weight="bold" officeooo:rsid="014ebba9" officeooo:paragraph-rsid="014ebba9" style:font-size-asian="10.5pt" style:font-style-asian="normal" style:font-weight-asian="bold" style:font-size-complex="10.5pt" style:font-style-complex="normal" style:font-weight-complex="bold"/>
    </style:style>
    <style:style style:name="P27"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style:font-size-asian="10.5pt" style:font-style-asian="normal" style:font-weight-asian="bold" style:font-size-complex="10.5pt" style:font-style-complex="normal" style:font-weight-complex="bold"/>
    </style:style>
    <style:style style:name="P28" style:family="paragraph" style:parent-style-name="Standard">
      <style:paragraph-properties fo:margin-top="0.409cm" fo:margin-bottom="0.199cm" loext:contextual-spacing="false" fo:line-height="100%" fo:text-align="center" style:justify-single-word="false" style:writing-mode="page"/>
      <style:text-properties fo:font-size="10.5pt" fo:font-style="normal" fo:font-weight="bold" officeooo:rsid="0150931f" officeooo:paragraph-rsid="0150931f" style:font-size-asian="10.5pt" style:font-style-asian="normal" style:font-weight-asian="bold" style:font-size-complex="10.5pt" style:font-style-complex="normal" style:font-weight-complex="bold"/>
    </style:style>
    <style:style style:name="P29"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2f3974" officeooo:paragraph-rsid="017b95de" style:font-size-asian="24pt" style:font-weight-asian="bold" style:font-size-complex="24pt" style:font-weight-complex="bold"/>
    </style:style>
    <style:style style:name="P30" style:family="paragraph" style:parent-style-name="Standard">
      <loext:graphic-properties draw:fill-image-width="0cm" draw:fill-image-height="0cm"/>
      <style:paragraph-properties fo:margin-top="0.25cm" fo:margin-bottom="0cm" loext:contextual-spacing="false" fo:line-height="100%" fo:text-align="center" style:justify-single-word="false" fo:padding="0cm" fo:border="none" style:shadow="none" style:writing-mode="page"/>
      <style:text-properties fo:font-size="24pt" fo:font-weight="bold" officeooo:rsid="014ebba9" officeooo:paragraph-rsid="017b95de" style:font-size-asian="24pt" style:font-weight-asian="bold" style:font-size-complex="24pt" style:font-weight-complex="bold"/>
    </style:style>
    <style:style style:name="P31" style:family="paragraph" style:parent-style-name="Информация_20_о_20_журнале">
      <style:paragraph-properties fo:margin-left="0.15cm" fo:margin-right="0cm" fo:text-indent="0cm" style:auto-text-indent="false" style:writing-mode="page"/>
      <style:text-properties officeooo:rsid="0150feda" officeooo:paragraph-rsid="0150feda"/>
    </style:style>
    <style:style style:name="P32" style:family="paragraph" style:parent-style-name="Информация_20_о_20_журнале">
      <loext:graphic-properties draw:fill="none"/>
      <style:paragraph-properties fo:margin-left="0.15cm" fo:margin-right="0cm" fo:text-indent="0cm" style:auto-text-indent="false" fo:background-color="transparent" style:writing-mode="page"/>
    </style:style>
    <style:style style:name="P33" style:family="paragraph" style:parent-style-name="Информация_20_о_20_журнале">
      <style:paragraph-properties fo:margin-left="0.15cm" fo:margin-right="0cm" fo:text-indent="0cm" style:auto-text-indent="false"/>
    </style:style>
    <style:style style:name="P34" style:family="paragraph" style:parent-style-name="Информация_20_о_20_журнале">
      <style:paragraph-properties fo:margin-left="0.15cm" fo:margin-right="0cm" fo:margin-top="0cm" fo:margin-bottom="0cm" loext:contextual-spacing="false" fo:text-indent="0cm" style:auto-text-indent="false"/>
      <style:text-properties officeooo:paragraph-rsid="01ab5545"/>
    </style:style>
    <style:style style:name="P35" style:family="paragraph" style:parent-style-name="Информация_20_о_20_журнале">
      <style:paragraph-properties fo:margin-left="0.15cm" fo:margin-right="0cm" fo:margin-top="0cm" fo:margin-bottom="0cm" loext:contextual-spacing="false" fo:text-indent="0cm" style:auto-text-indent="false" style:writing-mode="page"/>
      <style:text-properties officeooo:rsid="0150feda" officeooo:paragraph-rsid="0150feda"/>
    </style:style>
    <style:style style:name="P36" style:family="paragraph" style:parent-style-name="Информация_20_о_20_журнале">
      <style:paragraph-properties fo:margin-left="0.15cm" fo:margin-right="0cm" fo:margin-top="0cm" fo:margin-bottom="0cm" loext:contextual-spacing="false" fo:text-indent="0cm" style:auto-text-indent="false" style:writing-mode="page"/>
      <style:text-properties officeooo:rsid="0150feda" officeooo:paragraph-rsid="01ab5545"/>
    </style:style>
    <style:style style:name="P37" style:family="paragraph" style:parent-style-name="Информация_20_о_20_журнале">
      <style:paragraph-properties fo:margin-left="0cm" fo:margin-right="0.15cm" fo:text-indent="0cm" style:auto-text-indent="false" style:writing-mode="page"/>
    </style:style>
    <style:style style:name="P38" style:family="paragraph" style:parent-style-name="Информация_20_о_20_журнале">
      <loext:graphic-properties draw:fill="none"/>
      <style:paragraph-properties fo:margin-left="0cm" fo:margin-right="0.15cm" fo:text-indent="0cm" style:auto-text-indent="false" fo:background-color="transparent" style:writing-mode="page"/>
    </style:style>
    <style:style style:name="P39" style:family="paragraph" style:parent-style-name="Информация_20_о_20_журнале">
      <style:paragraph-properties fo:margin-left="0cm" fo:margin-right="0.15cm" fo:text-indent="0cm" style:auto-text-indent="false" style:writing-mode="page"/>
      <style:text-properties officeooo:paragraph-rsid="018dc166"/>
    </style:style>
    <style:style style:name="P40" style:family="paragraph" style:parent-style-name="Информация_20_о_20_журнале">
      <style:paragraph-properties fo:margin-left="0cm" fo:margin-right="0.15cm" fo:margin-top="0cm" fo:margin-bottom="0cm" loext:contextual-spacing="false" fo:text-indent="0cm" style:auto-text-indent="false" style:writing-mode="page"/>
    </style:style>
    <style:style style:name="P41" style:family="paragraph" style:parent-style-name="Информация_20_о_20_журнале">
      <loext:graphic-properties draw:fill="none"/>
      <style:paragraph-properties fo:margin-left="0cm" fo:margin-right="0.15cm" fo:margin-top="0cm" fo:margin-bottom="0cm" loext:contextual-spacing="false" fo:text-indent="0cm" style:auto-text-indent="false" fo:background-color="transparent" style:writing-mode="page"/>
    </style:style>
    <style:style style:name="P42" style:family="paragraph" style:parent-style-name="Информация_20_о_20_журнале">
      <style:paragraph-properties fo:margin-left="0cm" fo:margin-right="0.15cm" fo:margin-top="0cm" fo:margin-bottom="0cm" loext:contextual-spacing="false" fo:text-indent="0cm" style:auto-text-indent="false" style:writing-mode="page"/>
      <style:text-properties officeooo:paragraph-rsid="018dc166" style:text-scale="92%"/>
    </style:style>
    <style:style style:name="P43"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paragraph-rsid="017b95de" style:font-size-asian="11pt" style:font-weight-asian="bold" style:font-size-complex="11pt" style:font-weight-complex="bold"/>
    </style:style>
    <style:style style:name="P44" style:family="paragraph" style:parent-style-name="Standard">
      <style:paragraph-properties fo:margin-top="0.3cm" fo:margin-bottom="0cm" loext:contextual-spacing="false" fo:line-height="100%" fo:text-align="center" style:justify-single-word="false" style:writing-mode="page"/>
      <style:text-properties fo:text-transform="uppercase" fo:font-size="11pt" fo:font-weight="bold" officeooo:rsid="014ebba9" officeooo:paragraph-rsid="017b95de" style:font-size-asian="11pt" style:font-weight-asian="bold" style:font-size-complex="11pt" style:font-weight-complex="bold"/>
    </style:style>
    <style:style style:name="P45"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30c4b5" officeooo:paragraph-rsid="017b95de"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Standard">
      <loext:graphic-properties draw:fill-image-width="0cm" draw:fill-image-height="0cm"/>
      <style:paragraph-properties fo:margin-top="0.39cm" fo:margin-bottom="0.101cm" loext:contextual-spacing="false" fo:line-height="100%" fo:text-align="center" style:justify-single-word="false" fo:padding="0c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14ebba9" officeooo:paragraph-rsid="017b95de"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Standard">
      <style:paragraph-properties fo:margin-top="0.75cm" fo:margin-bottom="0.041cm" loext:contextual-spacing="false" fo:line-height="100%" fo:text-align="center" style:justify-single-word="false" style:writing-mode="page"/>
      <style:text-properties fo:font-size="10.5pt" fo:font-style="normal" style:text-underline-style="none" fo:font-weight="bold" officeooo:rsid="014ebba9" officeooo:paragraph-rsid="014ebba9" style:font-size-asian="10.5pt" style:font-style-asian="normal" style:font-weight-asian="bold" style:font-size-complex="10.5pt" style:font-style-complex="normal" style:font-weight-complex="bold"/>
    </style:style>
    <style:style style:name="P48" style:family="paragraph" style:parent-style-name="Standard">
      <style:paragraph-properties fo:margin-top="0.75cm" fo:margin-bottom="0.041cm" loext:contextual-spacing="false" fo:line-height="100%" fo:text-align="center" style:justify-single-word="false" style:writing-mode="page"/>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49" style:family="paragraph" style:parent-style-name="Редколлегия_20_Англ">
      <style:paragraph-properties fo:margin-top="0cm" fo:margin-bottom="0.499cm" loext:contextual-spacing="false"/>
    </style:style>
    <style:style style:name="P50" style:family="paragraph" style:parent-style-name="Редколлегия">
      <style:paragraph-properties fo:margin-top="0cm" fo:margin-bottom="0.499cm" loext:contextual-spacing="false">
        <style:tab-stops/>
      </style:paragraph-properties>
      <style:text-properties officeooo:paragraph-rsid="01ad3464"/>
    </style:style>
    <style:style style:name="P51" style:family="paragraph" style:parent-style-name="Информация_20_о_20_журнале">
      <loext:graphic-properties draw:fill="none" draw:fill-color="#729fcf"/>
      <style:paragraph-properties fo:margin-left="0cm" fo:margin-right="0.131cm" fo:margin-top="0cm" fo:margin-bottom="0.3cm" loext:contextual-spacing="false" fo:line-height="0.319cm" fo:text-align="justify" style:justify-single-word="false" fo:hyphenation-ladder-count="no-limit" fo:text-indent="0cm" style:auto-text-indent="false" fo:background-color="transparent" text:number-lines="false" text:line-number="0" style:writing-mode="page"/>
      <style:text-properties style:text-scale="96%" fo:hyphenate="false" fo:hyphenation-remain-char-count="2" fo:hyphenation-push-char-count="2"/>
    </style:style>
    <style:style style:name="P52" style:family="paragraph" style:parent-style-name="Standard">
      <style:paragraph-properties fo:margin-top="0.212cm" fo:margin-bottom="0cm" loext:contextual-spacing="false" fo:line-height="0.388cm" style:writing-mode="page"/>
      <style:text-properties style:font-name="Liberation Serif4" fo:font-size="9pt" fo:font-style="normal" officeooo:rsid="015c4aa2" officeooo:paragraph-rsid="015c4aa2" style:font-size-asian="9pt" style:font-style-asian="normal" style:font-size-complex="9pt" style:font-style-complex="normal"/>
    </style:style>
    <style:style style:name="P53" style:family="paragraph" style:parent-style-name="Standard">
      <style:paragraph-properties fo:margin-top="0.212cm" fo:margin-bottom="0cm" loext:contextual-spacing="false" fo:line-height="0.388cm"/>
      <style:text-properties style:font-name="Liberation Serif4" fo:font-size="8pt" fo:font-style="italic" officeooo:paragraph-rsid="0058f8b8" style:font-size-asian="8pt" style:font-style-asian="italic" style:font-name-complex="Liberation Serif4"/>
    </style:style>
    <style:style style:name="P54" style:family="paragraph" style:parent-style-name="Standard">
      <style:paragraph-properties fo:margin-top="0.212cm" fo:margin-bottom="0cm" loext:contextual-spacing="false" fo:line-height="0.388cm"/>
      <style:text-properties style:font-name="Liberation Serif4" fo:font-size="9pt" officeooo:paragraph-rsid="0058f8b8" style:font-size-asian="9pt" style:font-size-complex="9pt"/>
    </style:style>
    <style:style style:name="P55" style:family="paragraph" style:parent-style-name="Standard">
      <style:paragraph-properties fo:margin-top="0.212cm" fo:margin-bottom="0cm" loext:contextual-spacing="false" fo:line-height="0.388cm"/>
      <style:text-properties style:font-name="Liberation Serif4" fo:font-size="9pt" fo:font-style="italic" officeooo:paragraph-rsid="0058f8b8" style:font-size-asian="9pt" style:font-style-asian="italic" style:font-size-complex="9pt"/>
    </style:style>
    <style:style style:name="P56" style:family="paragraph" style:parent-style-name="Standard">
      <style:paragraph-properties fo:margin-top="0cm" fo:margin-bottom="0.212cm" loext:contextual-spacing="false" fo:line-height="0.388cm"/>
      <style:text-properties style:font-name="Liberation Serif4" fo:font-size="9pt" fo:font-style="italic" officeooo:paragraph-rsid="0058f8b8" style:font-size-asian="9pt" style:font-style-asian="italic" style:font-name-complex="Liberation Serif4" style:font-size-complex="9pt"/>
    </style:style>
    <style:style style:name="P57" style:family="paragraph" style:parent-style-name="Standard">
      <style:paragraph-properties fo:margin-top="0cm" fo:margin-bottom="0.212cm" loext:contextual-spacing="false" fo:line-height="0.388cm" fo:text-align="start" style:justify-single-word="false"/>
      <style:text-properties style:font-name="Liberation Serif4" fo:font-size="9pt" officeooo:paragraph-rsid="0058f8b8" style:font-size-asian="9pt" style:font-size-complex="9pt"/>
    </style:style>
    <style:style style:name="P58" style:family="paragraph" style:parent-style-name="Standard">
      <style:paragraph-properties fo:line-height="0.49cm" style:writing-mode="page">
        <style:tab-stops/>
      </style:paragraph-properties>
      <style:text-properties style:font-name="Liberation Serif4" fo:font-size="12pt" fo:language="en" fo:country="US" fo:font-weight="bold" officeooo:rsid="015c4aa2" officeooo:paragraph-rsid="015c4aa2" style:font-size-asian="12pt" style:font-weight-asian="bold" style:font-name-complex="Liberation Serif4" style:font-size-complex="12pt" style:font-weight-complex="bold"/>
    </style:style>
    <style:style style:name="P59" style:family="paragraph" style:parent-style-name="Standard">
      <style:paragraph-properties fo:line-height="0.49cm" style:writing-mode="page">
        <style:tab-stops/>
      </style:paragraph-properties>
      <style:text-properties style:font-name="Liberation Serif4" fo:font-size="12pt" fo:font-weight="bold" officeooo:rsid="015c4aa2" officeooo:paragraph-rsid="015c4aa2" style:font-size-asian="12pt" style:font-weight-asian="bold" style:font-name-complex="Liberation Serif4" style:font-size-complex="12pt" style:font-weight-complex="bold"/>
    </style:style>
    <style:style style:name="P60" style:family="paragraph" style:parent-style-name="Информация_20_для_20_авторов">
      <style:text-properties fo:letter-spacing="-0.002cm"/>
    </style:style>
    <style:style style:name="P61" style:family="paragraph" style:parent-style-name="Text_20_body" style:master-page-name="В_20_номере">
      <style:paragraph-properties style:page-number="auto" fo:break-before="auto" fo:break-after="auto"/>
    </style:style>
    <style:style style:name="P62" style:family="paragraph" style:parent-style-name="Text_20_body" style:master-page-name="Первая_20_страница_20_статьи">
      <style:paragraph-properties style:page-number="auto" fo:break-before="page"/>
    </style:style>
    <style:style style:name="P63" style:family="paragraph" style:parent-style-name="Standard" style:master-page-name="Выпускная_20_страница">
      <style:paragraph-properties fo:margin-left="0cm" fo:margin-right="0cm" fo:line-height="0.847cm" fo:text-indent="0cm" style:auto-text-indent="false" style:page-number="auto" fo:break-before="page"/>
      <style:text-properties style:font-name="Liberation Serif4" fo:font-size="10pt" officeooo:paragraph-rsid="0058f8b8" style:font-size-asian="10pt" style:font-size-complex="10pt"/>
    </style:style>
    <style:style style:name="P64" style:family="paragraph" style:parent-style-name="Информация_20_для_20_авторов" style:list-style-name="List_20_2"/>
    <style:style style:name="P65" style:family="paragraph" style:parent-style-name="Информация_20_для_20_авторов" style:list-style-name="List_20_2">
      <style:text-properties fo:letter-spacing="0.002cm"/>
    </style:style>
    <style:style style:name="P66" style:family="paragraph" style:parent-style-name="Заголовок_20_информации_20_для_20_авторов" style:master-page-name="Выпускная_20_страница">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normal" style:font-style-asian="normal" style:font-name-complex="Liberation Serif4" style:font-style-complex="normal"/>
    </style:style>
    <style:style style:name="T3" style:family="text">
      <style:text-properties officeooo:rsid="009c3fa3"/>
    </style:style>
    <style:style style:name="T4" style:family="text">
      <style:text-properties officeooo:rsid="009f4cf9"/>
    </style:style>
    <style:style style:name="T5" style:family="text">
      <style:text-properties officeooo:rsid="0130c4b5"/>
    </style:style>
    <style:style style:name="T6" style:family="text">
      <style:text-properties officeooo:rsid="01740b9b"/>
    </style:style>
    <style:style style:name="T7" style:family="text">
      <style:text-properties officeooo:rsid="01759fb8"/>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1e9c10f" style:font-style-asian="italic" style:font-style-complex="italic"/>
    </style:style>
    <style:style style:name="T11" style:family="text">
      <style:text-properties fo:font-style="italic" style:font-style-asian="italic" style:font-name-complex="Liberation Serif4"/>
    </style:style>
    <style:style style:name="T12" style:family="text">
      <style:text-properties fo:font-style="italic" style:font-style-asian="italic" style:font-name-complex="Liberation Serif4" style:font-style-complex="italic"/>
    </style:style>
    <style:style style:name="T13" style:family="text">
      <style:text-properties fo:font-style="italic" officeooo:rsid="01e9c10f" style:font-style-asian="italic" style:font-name-complex="Liberation Serif4" style:font-style-complex="italic"/>
    </style:style>
    <style:style style:name="T14" style:family="text">
      <style:text-properties fo:font-style="italic" officeooo:rsid="01e9c10f" style:font-style-asian="italic" style:font-name-complex="Liberation Serif4"/>
    </style:style>
    <style:style style:name="T15" style:family="text">
      <style:text-properties fo:font-style="italic" officeooo:rsid="01e9c10f" style:font-style-asian="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en" fo:country="US"/>
    </style:style>
    <style:style style:name="T18" style:family="text">
      <style:text-properties fo:language="en" fo:country="US" style:font-name-asian="MinionPro-It"/>
    </style:style>
    <style:style style:name="T19" style:family="text">
      <style:text-properties fo:language="en" fo:country="US" officeooo:rsid="0180626c"/>
    </style:style>
    <style:style style:name="T20" style:family="text">
      <style:text-properties fo:language="en" fo:country="US" fo:font-style="italic" style:font-style-asian="italic"/>
    </style:style>
    <style:style style:name="T21" style:family="text">
      <style:text-properties fo:language="en" fo:country="US" officeooo:rsid="01e9c10f"/>
    </style:style>
    <style:style style:name="T22" style:family="text">
      <style:text-properties fo:language="en" fo:country="US" officeooo:rsid="01ec1e39"/>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150feda" style:font-weight-asian="bold" style:font-weight-complex="bold"/>
    </style:style>
    <style:style style:name="T26" style:family="text">
      <style:text-properties fo:language="de" fo:country="DE"/>
    </style:style>
    <style:style style:name="T27" style:family="text">
      <style:text-properties fo:language="de" fo:country="DE" style:font-name-asian="MinionPro-It"/>
    </style:style>
    <style:style style:name="T28" style:family="text">
      <style:text-properties style:font-name="Liberation Serif3" fo:font-size="10pt" style:font-size-asian="10pt" style:font-size-complex="10pt"/>
    </style:style>
    <style:style style:name="T29" style:family="text">
      <style:text-properties style:font-name="Liberation Serif3" fo:font-size="10pt" style:text-underline-style="none" style:font-size-asian="10pt" style:font-size-complex="10pt"/>
    </style:style>
    <style:style style:name="T30" style:family="text">
      <style:text-properties officeooo:rsid="0131eb5b"/>
    </style:style>
    <style:style style:name="T31" style:family="text">
      <style:text-properties officeooo:rsid="015c4aa2"/>
    </style:style>
    <style:style style:name="T32" style:family="text">
      <style:text-properties style:font-name-asian="MinionPro-It"/>
    </style:style>
    <style:style style:name="T33" style:family="text">
      <style:text-properties fo:font-size="10.5pt" fo:font-style="italic" officeooo:rsid="013288f3" style:font-size-asian="10.5pt" style:font-style-asian="italic" style:font-size-complex="10.5pt" style:font-style-complex="italic"/>
    </style:style>
    <style:style style:name="T34" style:family="text">
      <style:text-properties fo:font-size="10.5pt" officeooo:rsid="013288f3" style:font-size-asian="10.5pt" style:font-size-complex="10.5pt"/>
    </style:style>
    <style:style style:name="T35" style:family="text">
      <style:text-properties officeooo:rsid="01779eed"/>
    </style:style>
    <style:style style:name="T36" style:family="text">
      <style:text-properties fo:font-size="8pt" fo:language="en" fo:country="US" style:font-size-asian="8pt" style:text-scale="97%"/>
    </style:style>
    <style:style style:name="T37" style:family="text">
      <style:text-properties officeooo:rsid="0150feda"/>
    </style:style>
    <style:style style:name="T38" style:family="text">
      <style:text-properties officeooo:rsid="01af40ab"/>
    </style:style>
    <style:style style:name="T39" style:family="text">
      <style:text-properties officeooo:rsid="01e9c10f"/>
    </style:style>
    <style:style style:name="T40" style:family="text">
      <style:text-properties officeooo:rsid="01ec1e3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7" text:name="article1LastPage"/>
        <text:user-field-decl office:value-type="string" office:string-value="УДК 141" text:name="article1UDK"/>
        <text:user-field-decl office:value-type="string" office:string-value="©  Варламова М.Н." text:name="author1Copyright"/>
        <text:user-field-decl office:value-type="string" office:string-value="Мировая философская мысль: прошлое и настоящее" text:name="leftHeader1"/>
        <text:user-field-decl office:value-type="string" office:string-value="М.Н. Варламова. Аристотель – историк философии?.." text:name="rightHeader1"/>
        <text:user-field-decl office:value-type="string" office:string-value="30" text:name="article2LastPage"/>
        <text:user-field-decl office:value-type="string" office:string-value="УДК 141.31" text:name="article2UDK"/>
        <text:user-field-decl office:value-type="string" office:string-value="©  Федчук Д.А." text:name="author2Copyright"/>
        <text:user-field-decl office:value-type="string" office:string-value="Мировая философская мысль: прошлое и настоящее" text:name="leftHeader2"/>
        <text:user-field-decl office:value-type="string" office:string-value="Д.А. Федчук. Единство Первой Причины и множественность сущего..." text:name="rightHeader2"/>
        <text:user-field-decl office:value-type="string" office:string-value="43" text:name="article3LastPage"/>
        <text:user-field-decl office:value-type="string" office:string-value="УДК 17.03" text:name="article3UDK"/>
        <text:user-field-decl office:value-type="string" office:string-value="©  Прокофьев А.В." text:name="author3Copyright"/>
        <text:user-field-decl office:value-type="string" office:string-value="Мировая философская мысль: прошлое и настоящее" text:name="leftHeader3"/>
        <text:user-field-decl office:value-type="string" office:string-value="А.В. Прокофьев. Полемика о содержании моральной добродетели..." text:name="rightHeader3"/>
        <text:user-field-decl office:value-type="string" office:string-value="57" text:name="article4LastPage"/>
        <text:user-field-decl office:value-type="string" office:string-value="УДК 141.82" text:name="article4UDK"/>
        <text:user-field-decl office:value-type="string" office:string-value="©  Кондрашов П.Н." text:name="author4Copyright"/>
        <text:user-field-decl office:value-type="string" office:string-value="Мировая философская мысль: прошлое и настоящее" text:name="leftHeader4"/>
        <text:user-field-decl office:value-type="string" office:string-value="П.Н. Кондрашов. Эпикур и Карл Маркс: точки соприкосновения" text:name="rightHeader4"/>
        <text:user-field-decl office:value-type="string" office:string-value="71" text:name="article5LastPage"/>
        <text:user-field-decl office:value-type="string" office:string-value="УДК 141" text:name="article5UDK"/>
        <text:user-field-decl office:value-type="string" office:string-value="©  Ворожихина К.В." text:name="author5Copyright"/>
        <text:user-field-decl office:value-type="string" office:string-value="Мировая философская мысль: прошлое и настоящее" text:name="leftHeader5"/>
        <text:user-field-decl office:value-type="string" office:string-value="К.В. Ворожихина. Лев Шестов как публицист и литературный критик..." text:name="rightHeader5"/>
        <text:user-field-decl office:value-type="string" office:string-value="82" text:name="article6LastPage"/>
        <text:user-field-decl office:value-type="string" office:string-value="УДК 101.9" text:name="article6UDK"/>
        <text:user-field-decl office:value-type="string" office:string-value="©  Клепикова Ю.В." text:name="author6Copyright"/>
        <text:user-field-decl office:value-type="string" office:string-value="Мировая философская мысль: прошлое и настоящее" text:name="leftHeader6"/>
        <text:user-field-decl office:value-type="string" office:string-value="Ю.В. Клепикова. Историк или философ истории?.." text:name="rightHeader6"/>
        <text:user-field-decl office:value-type="string" office:string-value="88" text:name="article7LastPage"/>
        <text:user-field-decl office:value-type="string" office:string-value="УДК 111.83" text:name="article7UDK"/>
        <text:user-field-decl office:value-type="string" office:string-value="©  Мановас Я.Э." text:name="author7Copyright"/>
        <text:user-field-decl office:value-type="string" office:string-value="Мировая философская мысль: прошлое и настоящее" text:name="leftHeader7"/>
        <text:user-field-decl office:value-type="string" office:string-value="Я.Э. Мановас. «Я есть другое» (Хайдеггер и Федье)" text:name="rightHeader7"/>
        <text:user-field-decl office:value-type="string" office:string-value="100" text:name="article8LastPage"/>
        <text:user-field-decl office:value-type="string" office:string-value="УДК 130.2" text:name="article8UDK"/>
        <text:user-field-decl office:value-type="string" office:string-value="©  Гашков С.А." text:name="author8Copyright"/>
        <text:user-field-decl office:value-type="string" office:string-value="Мировая философская мысль: прошлое и настоящее" text:name="leftHeader8"/>
        <text:user-field-decl office:value-type="string" office:string-value="С.А. Гашков. Мишель Фуко и Клод Лефор: к постклассической философии истории" text:name="rightHeader8"/>
        <text:user-field-decl office:value-type="string" office:string-value="111" text:name="article9LastPage"/>
        <text:user-field-decl office:value-type="string" office:string-value="УДК 101.1" text:name="article9UDK"/>
        <text:user-field-decl office:value-type="string" office:string-value="©  Белимова В.С." text:name="author9Copyright"/>
        <text:user-field-decl office:value-type="string" office:string-value="Мировая философская мысль: прошлое и настоящее" text:name="leftHeader9"/>
        <text:user-field-decl office:value-type="string" office:string-value="В.С. Белимова. Межкультурная и сравнительная философия..." text:name="rightHeader9"/>
        <text:user-field-decl office:value-type="string" office:string-value="121" text:name="article10LastPage"/>
        <text:user-field-decl office:value-type="string" office:string-value="УДК 130.3" text:name="article10UDK"/>
        <text:user-field-decl office:value-type="string" office:string-value="© Мьёр К.Й., Цыганков А.С. " text:name="author10Copyright"/>
        <text:user-field-decl office:value-type="string" office:string-value="Публикации и переводы" text:name="leftHeader10"/>
        <text:user-field-decl office:value-type="string" office:string-value="К.Й. Мьёр, А.С. Цыганков. Изучение русской мысли в Норвегии..." text:name="rightHeader10"/>
        <text:user-field-decl office:value-type="string" office:string-value="134" text:name="article11LastPage"/>
        <text:user-field-decl office:value-type="string" office:string-value="УДК 130.3" text:name="article11UDK"/>
        <text:user-field-decl office:value-type="string" office:string-value="© Мьёр К.Й." text:name="author11Copyright"/>
        <text:user-field-decl office:value-type="string" office:string-value="Публикации и переводы" text:name="leftHeader11"/>
        <text:user-field-decl office:value-type="string" office:string-value="К.Й. Мьёр. Образ России в учении славянофилов" text:name="rightHeader11"/>
        <text:user-field-decl office:value-type="string" office:string-value="140" text:name="article12LastPage"/>
        <text:user-field-decl office:value-type="string" office:string-value="УДК 172.1" text:name="article12UDK"/>
        <text:user-field-decl office:value-type="string" office:string-value="© Рябов П.В." text:name="author12Copyright"/>
        <text:user-field-decl office:value-type="string" office:string-value="Материалы научных мероприятий" text:name="leftHeader12"/>
        <text:user-field-decl office:value-type="string" office:string-value="П.В. Рябов. На родине Михаила Бакунина возрождается традиция вольномыслия..." text:name="rightHeader12"/>
        <text:user-field-decl office:value-type="string" office:string-value="146" text:name="article13LastPage"/>
        <text:user-field-decl office:value-type="string" office:string-value="УДК 165.65" text:name="article13UDK"/>
        <text:user-field-decl office:value-type="string" office:string-value="© Кусенко О.И." text:name="author13Copyright"/>
        <text:user-field-decl office:value-type="string" office:string-value="Рецензии, обзоры" text:name="leftHeader13"/>
        <text:user-field-decl office:value-type="string" office:string-value="О.И. Кусенко. Кант и русская философия. Итальянский взгляд" text:name="rightHeader13"/>
      </text:user-field-decls>
      <table:table table:name="Таблица50" table:style-name="Таблица50">
        <table:table-column table:style-name="Таблица50.A"/>
        <table:table-row>
          <table:table-cell table:style-name="Таблица50.A1" office:value-type="string">
            <text:p text:style-name="P29">ИСТОРИЯ ФИЛОСОФИИ</text:p>
            <text:p text:style-name="P43">Научно-теоретический журнал</text:p>
            <text:p text:style-name="P45"><text:variable-set text:name="Год" office:value-type="float" office:value="2019" style:data-style-name="N0">2019</text:variable-set>. Том <text:variable-set text:name="Том" office:value-type="float" office:value="24" style:data-style-name="N0">24</text:variable-set>. Номер <text:variable-set text:name="Номер" office:value-type="float" office:value="1" style:data-style-name="N0">1</text:variable-set></text:p>
          </table:table-cell>
        </table:table-row>
      </table:table>
      <text:p text:style-name="P48">Главный редактор</text:p>
      <text:p text:style-name="P12"><text:span text:style-name="T33">И.И. Блауберг</text:span><text:span text:style-name="T34"> (Институт философии РАН, Москва, Россия)</text:span></text:p>
      <text:p text:style-name="P25">Редакционная коллегия</text:p>
      <text:p text:style-name="Редколлегия"><text:span text:style-name="T8">С.И.</text:span><text:span text:style-name="T20"> </text:span><text:span text:style-name="T8">Бажов</text:span> (Институт философии РАН, Москва, Россия), <text:span text:style-name="T8">П.А.</text:span><text:span text:style-name="T20"> </text:span><text:span text:style-name="T8">Гаджикурбанова</text:span> (Институт философии РАН, Москва, Россия), <text:span text:style-name="T8">Б.Л. Губман </text:span>(Тверской государственный университет, Тверь, Россия), <text:span text:style-name="T8">И.Д. Джохадзе</text:span> (Институт философии РАН, Москва, Россия), <text:span text:style-name="T8">Т.Б.</text:span><text:span text:style-name="T20"> </text:span><text:span text:style-name="T8">Длугач</text:span> (Институт философии РАН, Москва, Россия), <text:span text:style-name="T8">И.И. Евлампиев</text:span> (Санкт-Петербургский государственный университет, Санкт-Петербург, Россия), <text:span text:style-name="T8">А.А. Кротов</text:span> (Московский государственный университет им. М.В. Ломоносова, Москва, Россия), <text:span text:style-name="T8">А.Н. Круглов</text:span> (Российский государственный гуманитарный университет, Москва, Россия), <text:span text:style-name="T8">В.А. Куренной</text:span> (Национальный исследовательский университет «Высшая школа экономики», Москва, Россия), <text:span text:style-name="T8">В.Г. Лысенко</text:span> (Институт философии РАН, Москва, Россия), <text:span text:style-name="T8">Л.Б. Макеева</text:span> (Национальный исследовательский университет «Высшая школа экономики», Москва, Россия), <text:span text:style-name="T8">В.И. Молчанов</text:span> (Российский государственный гуманитарный университет, Москва, Россия), <text:span text:style-name="T8">В.В. Петров </text:span>(Институт философии РАН, Москва, Россия), <text:span text:style-name="T8">А.М. Руткевич</text:span> (Национальный исследовательский университет «Высшая школа экономики», Москва, Россия), <text:span text:style-name="T8">А.Э. Савин </text:span>(Российская академия народного хозяйства и государственной службы при Президенте Российской Федерации, Москва, Россия), <text:span text:style-name="T8">В.В. Сербиненко </text:span>(Российский государственный гуманитарный университет, Москва, Россия), <text:span text:style-name="T8">Ю.В. Синеокая</text:span> (Институт философии РАН, Москва, Россия), <text:span text:style-name="T8">М.А. Солопова</text:span> (Институт философии РАН, Москва, Россия), <text:span text:style-name="T8">А.В. Черняев</text:span> (Институт философии РАН, Москва, Россия)</text:p>
      <text:p text:style-name="P27"><text:span text:style-name="T30">Международный р</text:span>едакционный совет</text:p>
      <text:p text:style-name="P50"><text:span text:style-name="T8">Джеффри Эндрю Бараш</text:span> (Пикардийский университет им. Жюля Верна, Амьен, Франция), <text:span text:style-name="T8">Аудриус Бейнориус</text:span> (Вильнюсский университет, Вильнюс, Литва), <text:span text:style-name="T8">И.С. Вдовина</text:span> (Институт философии РАН, Москва, Россия), <text:span text:style-name="T8">М.Н. Громов</text:span> (Институт философии РАН, Москва, Россия), <text:span text:style-name="T8">Моник Кастийо</text:span> (Университет Париж-XII, Франция), <text:span text:style-name="T8">Н.В. Мотрошилова</text:span> (Институт философии РАН, Москва, Россия), <text:span text:style-name="T8">Николай Плотников</text:span> (Восточноевропейская коллегия, Северный Рейн-Вестфалия; институт русской культуры им. Ю.М.Лотмана, Рурский университет Бохума, ФРГ), <text:span text:style-name="T8">А.В. Смирнов </text:span>(Институт философии РАН, Москва, Россия), <text:span text:style-name="T8">М.Т. Степанянц</text:span> (Институт философии РАН, Москва, Россия), <text:span text:style-name="T8">Мишель Юлен</text:span> (Сорбонна, Париж, Франц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8"><text:span text:style-name="T24">Учредитель</text:span> Федеральное государственное бюджетное учреждение науки Институт философии Российской академии наук</text:p>
            <text:p text:style-name="P38"><text:span text:style-name="T24">Периодичность: </text:span>2 раза в год. Выходит с 1997 г.</text:p>
            <text:p text:style-name="P51"><text:span text:style-name="T24">Журнал зарегистрирован:</text:span> Федеральной службой по надзору в сфере связи, информационных технологий и массовых коммуникаций (Роскомнадзор). Свидетельство о регистрации СМИ: ПИ No ФС77-61225 от 03 апреля 2015 г.</text:p>
            <text:p text:style-name="P41"><text:span text:style-name="T24">Подписной индекс</text:span> в Объединенном каталоге «Пресса России» – 94118</text:p>
          </table:table-cell>
          <table:table-cell table:style-name="Таблица1.B1" office:value-type="string">
            <text:p text:style-name="P33"><text:span text:style-name="T24">Журнал включен в:</text:span> Перечень рецензируемых науч­ных журналов ВАК (группа научных специальностей «09.00.00 – философские науки»); Российский индекс научного цитирования (РИНЦ); КиберЛенинка; Ulrich’s Periodicals Directory; EBSCO; ERIH PLUS</text:p>
            <text:p text:style-name="P32">Публикуемые материалы прошли процедуру рецензи<text:span text:style-name="T38">­</text:span>рования и экспертного отбора.</text:p>
            <text:p text:style-name="P34"><text:span text:style-name="T24">Адрес редакции:</text:span> Российская Федерация, 109240,<text:line-break/>г. Москва, ул. Гончарная, д. 12, стр. 1, оф. 412</text:p>
            <text:p text:style-name="P34">Тел.: +7 (495) 697-73-26; e-mail: hist_phil@iph.ras.ru; <text:line-break/>сайт: <text:bookmark-start text:name="__DdeLink__36172_1248715561"/><text:span text:style-name="T36">http://iph.ras.ru/hp.htm</text:span><text:bookmark-end text:name="__DdeLink__36172_1248715561"/></text:p>
          </table:table-cell>
        </table:table-row>
      </table:table>
      <table:table table:name="Таблица51" table:style-name="Таблица51">
        <table:table-column table:style-name="Таблица51.A"/>
        <table:table-row>
          <table:table-cell table:style-name="Таблица51.A1" office:value-type="string">
            <text:p text:style-name="P30">HISTORY OF PHILOSOPHY</text:p>
            <text:p text:style-name="P44">(ISTORIYA FILOSOFII)</text:p>
            <text:p text:style-name="P46"><text:variable-get text:name="Год" style:data-style-name="N0">2019</text:variable-get>. Volume <text:variable-get text:name="Том" style:data-style-name="N0">24</text:variable-get>. Number <text:variable-get text:name="Номер" style:data-style-name="N0">1</text:variable-get></text:p>
          </table:table-cell>
        </table:table-row>
      </table:table>
      <text:p text:style-name="P47">Editor-in-Chief</text:p>
      <text:p text:style-name="P11"><text:span text:style-name="T9">Irina Blauberg </text:span>(RAS Institute of Philosophy, Moscow, Russia)</text:p>
      <text:p text:style-name="P26">Editorial Board</text:p>
      <text:p text:style-name="Редколлегия_20_Англ"><text:span text:style-name="Character_5f_20_5f_style"><text:span text:style-name="T20">Sergey I. Bazhov </text:span></text:span><text:span text:style-name="Character_5f_20_5f_style"><text:span text:style-name="T17">(RAS Institute of Philosophy, Moscow, Russia), </text:span></text:span><text:span text:style-name="Character_5f_20_5f_style"><text:span text:style-name="T20">Anatoly V. Chernyaev </text:span></text:span><text:span text:style-name="Character_5f_20_5f_style"><text:span text:style-name="T17">(RAS Institute of Philosophy, Moscow, Russia), </text:span></text:span><text:span text:style-name="Character_5f_20_5f_style"><text:span text:style-name="T20">Igor D. Dzhokhadze </text:span></text:span><text:span text:style-name="Character_5f_20_5f_style"><text:span text:style-name="T17">(RAS Institute of Philosophy, Moscow, Russia), </text:span></text:span><text:span text:style-name="Character_5f_20_5f_style"><text:span text:style-name="T20">Tamara B.</text:span></text:span><text:span text:style-name="T17"> </text:span><text:span text:style-name="Character_5f_20_5f_style"><text:span text:style-name="T20">Dlugatch </text:span></text:span><text:span text:style-name="Character_5f_20_5f_style"><text:span text:style-name="T17">(RAS Institute of Philosophy, Moscow, Russia), </text:span></text:span><text:span text:style-name="Character_5f_20_5f_style"><text:span text:style-name="T20">Igor I. Evlampiev </text:span></text:span><text:span text:style-name="Character_5f_20_5f_style"><text:span text:style-name="T17">(St. Petersburg State University, St. Petersburg, Russia), </text:span></text:span><text:span text:style-name="Character_5f_20_5f_style"><text:span text:style-name="T20">Polina A. Gadzhikurbanova </text:span></text:span><text:span text:style-name="Character_5f_20_5f_style"><text:span text:style-name="T17">(RAS Institute of Philosophy, Moscow, Russia), </text:span></text:span><text:span text:style-name="Character_5f_20_5f_style"><text:span text:style-name="T20">Boris L. Gubman </text:span></text:span><text:span text:style-name="Character_5f_20_5f_style"><text:span text:style-name="T17">(Tver State University, Tver, Russia), </text:span></text:span><text:span text:style-name="Character_5f_20_5f_style"><text:span text:style-name="T20">Artem A. Krotov </text:span></text:span><text:span text:style-name="Character_5f_20_5f_style"><text:span text:style-name="T17">(Lomonosov Moscow State University, Moscow, Russia), </text:span></text:span><text:span text:style-name="Character_5f_20_5f_style"><text:span text:style-name="T20">Alexey N. Kruglov </text:span></text:span><text:span text:style-name="Character_5f_20_5f_style"><text:span text:style-name="T17">(Russian State University for the Humanities, Moscow, Russia), </text:span></text:span><text:span text:style-name="Character_5f_20_5f_style"><text:span text:style-name="T20">Vitaly A. Kurennoy </text:span></text:span><text:span text:style-name="Character_5f_20_5f_style"><text:span text:style-name="T17">(National Research University – Higher School of Economics, Moscow, Russia), </text:span></text:span><text:span text:style-name="Character_5f_20_5f_style"><text:span text:style-name="T20">Viktoria G. Lysenko </text:span></text:span><text:span text:style-name="Character_5f_20_5f_style"><text:span text:style-name="T17">(RAS Institute of Philosophy, Moscow, Russia), </text:span></text:span><text:span text:style-name="Character_5f_20_5f_style"><text:span text:style-name="T20">Lolita B. Makeeva </text:span></text:span><text:span text:style-name="Character_5f_20_5f_style"><text:span text:style-name="T17">(National Research University – Higher School of Economics, Moscow, Russia), </text:span></text:span><text:span text:style-name="Character_5f_20_5f_style"><text:span text:style-name="T20">Victor I. Molchanov </text:span></text:span><text:span text:style-name="Character_5f_20_5f_style"><text:span text:style-name="T17">(Russian State University for the Humanities, Moscow, Russia), </text:span></text:span><text:span text:style-name="Character_5f_20_5f_style"><text:span text:style-name="T20">Valery V. Petrov </text:span></text:span><text:span text:style-name="Character_5f_20_5f_style"><text:span text:style-name="T17">(RAS Institute of Philosophy, Moscow, Russia), </text:span></text:span><text:span text:style-name="Character_5f_20_5f_style"><text:span text:style-name="T20">Alexey M. Rutkevich </text:span></text:span><text:span text:style-name="Character_5f_20_5f_style"><text:span text:style-name="T17">(National Research University – Higher School of Economics, Moscow, Russia), </text:span></text:span><text:span text:style-name="Character_5f_20_5f_style"><text:span text:style-name="T20">Alexey E. Savin </text:span></text:span><text:span text:style-name="Character_5f_20_5f_style"><text:span text:style-name="T17">(Head of Department, the Russian Presidential Academy of National Economy and Public Administration, Moscow, Russia), </text:span></text:span><text:span text:style-name="Character_5f_20_5f_style"><text:span text:style-name="T20">Vyacheslav V. Serbinenko </text:span></text:span><text:span text:style-name="Character_5f_20_5f_style"><text:span text:style-name="T17">(Russian State University for the Humanities, Moscow, Russia), </text:span></text:span><text:span text:style-name="Character_5f_20_5f_style"><text:span text:style-name="T20">Julia V. Sineokaya </text:span></text:span><text:span text:style-name="Character_5f_20_5f_style"><text:span text:style-name="T17">(RAS Institute of Philosophy, Moscow, Russia), </text:span></text:span><text:span text:style-name="Character_5f_20_5f_style"><text:span text:style-name="T20">Maria A. Solopova </text:span></text:span><text:span text:style-name="Character_5f_20_5f_style"><text:span text:style-name="T17">(RAS Institute of Philosophy, Moscow, Russia)</text:span></text:span></text:p>
      <text:p text:style-name="P28">Editorial Council</text:p>
      <text:p text:style-name="P49">Jeffrey Andrew Barash (University of Picardy Jules Verne, Amiens, France), Audrius Beinorius (Vilnius University, Vilnius, Lithuania), Monique Castillo (University Paris-Creteil, Paris, France), Michail N. Gromov (RAS Institute of Philosophy, Moscow, Russia), Michel Hulin (Sorbonne, Paris IV, Paris, France), Nelly V. Motroshilova (RAS Institute of Philosophy, Moscow, Russia), Nikolaj Plotnikov (Lotman-Institute of Russian Culture at Ruhr-University; “Osteuropa-Kolleg NRW”, Bochum, Germany), Andrey V. Smirnov (RAS Institute of Philosophy, Moscow, Russia), Marietta T. Stepaniants (RAS Institute of Philosophy, Moscow, Russia), Irena S. Vdovina (RAS Institute of Philosophy, Moscow, Russia)</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42"><text:span text:style-name="T24">Publisher:</text:span> Institute of Philosophy, Russian Academy of Sciences</text:p>
            <text:p text:style-name="P40">Frequency: 2 times per year</text:p>
            <text:p text:style-name="P39">First issue: 1997 </text:p>
            <text:p text:style-name="P37"><text:span text:style-name="T24">The journal is registered</text:span> with the Federal Service for Supervision of Communications, Information Technology, and Mass Media (Roskomnadzor). The Mass Media Registration Certificate No. FS77-61225 on April 3, 2015</text:p>
            <text:p text:style-name="P37"><text:span text:style-name="T24">Subscription index</text:span> in the United Catalogue “The Russian Press” is 94118</text:p>
          </table:table-cell>
          <table:table-cell table:style-name="Таблица2.B1" office:value-type="string">
            <text:p text:style-name="P33"><text:span text:style-name="T25">Abstracting and Indexing:</text:span><text:span text:style-name="T37"> </text:span><text:span text:style-name="T36">the list of peer-reviewed scientific editions acknowledged by the Higher Attestation Commission of the Ministry of Education and Science of the Russian Federation; CyberLeninka; Ulrich’s Periodicals Directory; EBSCO; ERIH PLUS</text:span></text:p>
            <text:p text:style-name="P31">All materials published in the “History of Philosophy” journal undergo peer review process</text:p>
            <text:p text:style-name="P35"><text:span text:style-name="T24">Editorial address:</text:span> 12/1 Goncharnaya Str., Moscow 109240, Russian Federation</text:p>
            <text:p text:style-name="P35">Tel.: +7 (495) 697-73-26; e-mail: hist_phil@iph.ras.ru;</text:p>
            <text:p text:style-name="P36">website: <text:span text:style-name="T36">http://iph.ras.ru/hp.htm</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
        </text:index-body>
      </text:table-of-content>
      <text:p text:style-name="P62"><text:span text:style-name="Character_5f_20_5f_style"/></text:p>
      <text:p text:style-name="P63">Научно-теоретический журнал</text:p>
      <text:p text:style-name="P24"/>
      <text:p text:style-name="P58">История философии / History of Philosophy</text:p>
      <text:p text:style-name="P59"><text:variable-get text:name="Год" style:data-style-name="N0">2019</text:variable-get>. Том <text:variable-get text:name="Том" style:data-style-name="N0">24</text:variable-get>. Номер <text:variable-get text:name="Номер" style:data-style-name="N0">1</text:variable-get></text:p>
      <text:p text:style-name="P53"/>
      <text:p text:style-name="P52"><text:span text:style-name="T24">Учредитель и издатель: </text:span>Федеральное государственное бюджетное учреждение науки Институт <text:line-break/>философии Российской академии наук</text:p>
      <text:p text:style-name="P52"/>
      <text:p text:style-name="P52">Свидетельство о регистрации СМИ: ПИ <text:span text:style-name="T35">№</text:span> ФС77-61225 от 03 апреля 2015 г.</text:p>
      <text:p text:style-name="P54"/>
      <text:p text:style-name="P16">Главный редактор: <text:span text:style-name="T9">И.И. Блауберг</text:span></text:p>
      <text:p text:style-name="P16">Зам. главного редактора: <text:span text:style-name="T9">П.А. Гаджикурбанова</text:span></text:p>
      <text:p text:style-name="P16">Научны<text:span text:style-name="T39">е</text:span> редактор<text:span text:style-name="T39">ы</text:span>: <text:span text:style-name="T10">А.М. Гагинский, </text:span><text:span text:style-name="T9">А.Э. Савин</text:span></text:p>
      <text:p text:style-name="P16">Редактор: <text:span text:style-name="T9">А.А. Чикин</text:span></text:p>
      <text:p text:style-name="P16">Зав. редакцией: <text:span text:style-name="T9">Н.А. Татаренко</text:span></text:p>
      <text:p text:style-name="P55"/>
      <text:p text:style-name="P20"><text:span text:style-name="T2">Художники: </text:span><text:span text:style-name="T11">О.О. Петина, Ю.А. Аношина</text:span></text:p>
      <text:p text:style-name="P20"><text:span text:style-name="T2">Технический редактор</text:span><text:span text:style-name="T12"> </text:span><text:span text:style-name="T13">Е</text:span><text:span text:style-name="T12">.</text:span><text:span text:style-name="T14">А</text:span><text:span text:style-name="T11">. </text:span><text:span text:style-name="T14">Морозова</text:span></text:p>
      <text:p text:style-name="P20"><text:span text:style-name="T2">Корректор </text:span><text:span text:style-name="T11">И.А. Мальцева</text:span></text:p>
      <text:p text:style-name="P56"/>
      <text:p text:style-name="P57">Подписано в печать с оригинал-макета 00.0<text:span text:style-name="T39">0</text:span>.1<text:span text:style-name="T39">9</text:span>.<text:line-break/>Формат 70х10<text:span text:style-name="T31">8</text:span> 1/16. Печать офсетная. Гарнитура <text:span text:style-name="T17">Liberation Serif</text:span>.<text:line-break/>Усл. печ. л. <text:span text:style-name="T40">13</text:span><text:span text:style-name="T17">,</text:span><text:span text:style-name="T22">3</text:span>. Уч.-изд. л. 1<text:span text:style-name="T39">2</text:span><text:span text:style-name="T17">,</text:span><text:span text:style-name="T21">29</text:span>. Тираж 1 000 экз. Заказ № <text:span text:style-name="T39">00</text:span>.</text:p>
      <text:p text:style-name="P16"/>
      <text:p text:style-name="P21">Оригинал-макет изготовлен в Институте философии РАН<text:line-break/>Компьютерная верстка: <text:span text:style-name="T10">Е</text:span><text:span text:style-name="T9">.</text:span><text:span text:style-name="T8">А. </text:span><text:span text:style-name="T15">Морозова</text:span></text:p>
      <text:p text:style-name="P17"/>
      <text:p text:style-name="P22">Отпечатано в ЦОП Института философии РАН<text:line-break/>109240, г. Москва, ул. Гончарная, д. 12, стр. 1</text:p>
      <text:p text:style-name="P18"/>
      <text:p text:style-name="P19">Свободная цена</text:p>
      <text:p text:style-name="P18"/>
      <text:p text:style-name="P23">Информацию о журнале «История философии» см. на сайте: http://iph.ras.ru/hp.htm</text:p>
      <text:p text:style-name="P66">Информация для авторов</text:p>
      <text:p text:style-name="Информация_20_для_20_авторов">Журнал «История философии» – специализированное издание Института философии РАН, публикующее статьи историко-философского характера, переводы философской классики, рецензии на книги историко-философской значимости, недавно вышедшие из печати. </text:p>
      <text:p text:style-name="Информация_20_для_20_авторов">К публикации <text:span text:style-name="T23">не принимаются</text:span> разделы диссертаций, тексты учебно-образовательного и научно-популярного характера, а также тезисы различного рода докладов. </text:p>
      <text:p text:style-name="Информация_20_для_20_авторов">Передавая в редакцию рукопись своей работы, автор принимает на себя обязательство не публиковать ее ни полностью, ни частично в каком бы то ни было ином издании без согласования с редакцией журнала. Ссылка на «Историю философии»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p text:style-name="Информация_20_для_20_авторов">Объем статьи – от 0,7 до 1,3 а.л., включая ссылки, примечания, список литературы, аннотацию. Рецензия – до 0,8 а.л. Для рецензии также требуется аннотация. Превышение объема может служить основанием для отказа в публикации. </text:p>
      <text:p text:style-name="Информация_20_для_20_авторов">Шрифт: «Liberation Serif»; размер шрифта: название статьи, Ф.И.О. автора – 14 кеглем; подзаголовки, текст – 12; сноски – 10; междустрочный интервал – 1,5; абзацный отступ – 0,9; выравнивание – по ширине, поля: 2,5 см со всех сторон.</text:p>
      <text:p text:style-name="Информация_20_для_20_авторов">Абзацные отступы, нумерованные и маркированные списки и сноски делаются только автоматически. Переносы не ставятся (ни вручную, ни автоматически).</text:p>
      <text:p text:style-name="Информация_20_для_20_авторов">Примечания оформляются как постраничные сноски со сквозной нумерацией. <text:bookmark text:name="_GoBack"/>Библиографические сведения, отсылающие к Списку литературы, даются в основном тексте и в примечаниях в квадратных скобках, например: [Иванов, 2000, с. 10]. В Список литературы включаются только те источники, которые упомянуты или процитированы в тексте статьи и снабжены ссылками.</text:p>
      <text:p text:style-name="Информация_20_для_20_авторов">Помимо основного текста, рукопись должна включать в себя следующие обязательные элементы <text:span text:style-name="T16">на русском и английском языках</text:span>:</text:p>
      <text:list xml:id="list2648602928" text:style-name="List_20_2">
        <text:list-item>
          <text:p text:style-name="P64">сведения об авторе(ах):</text:p>
          <text:list>
            <text:list-item>
              <text:p text:style-name="P64">фамилия, имя и отчество автора (полностью);</text:p>
            </text:list-item>
            <text:list-item>
              <text:p text:style-name="P64">ученая степень, ученое звание;</text:p>
            </text:list-item>
            <text:list-item>
              <text:p text:style-name="P64">место работы;</text:p>
            </text:list-item>
            <text:list-item>
              <text:p text:style-name="P64">полный адрес места работы (включая страну, индекс, город);</text:p>
            </text:list-item>
            <text:list-item>
              <text:p text:style-name="P64">адрес электронной почты автора.</text:p>
            </text:list-item>
          </text:list>
        </text:list-item>
        <text:list-item>
          <text:p text:style-name="P64">название статьи;</text:p>
        </text:list-item>
        <text:list-item>
          <text:p text:style-name="P64">аннотация (от 200 до 400 слов);</text:p>
        </text:list-item>
        <text:list-item>
          <text:p text:style-name="P64">ключевые слова (до 10 слов и словосочетаний);</text:p>
        </text:list-item>
        <text:list-item>
          <text:p text:style-name="P64">список литературы.</text:p>
        </text:list-item>
      </text:list>
      <text:p text:style-name="Информация_20_для_20_авторов">Рукописи на русском языке должны содержать <text:span text:style-name="T16">два варианта представления списка литературы</text:span>:</text:p>
      <text:list xml:id="list112851472695974" text:continue-list="list2648602928" text:style-name="List_20_2">
        <text:list-item text:start-value="1">
          <text:p text:style-name="P64">список, озаглавленный <text:span text:style-name="T24">«Список литературы»</text:span>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p>
        </text:list-item>
        <text:list-item>
          <text:p text:style-name="P65">список, озаглавленный <text:span text:style-name="T24">«References» </text:span>и выполн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p>
          <text:list>
            <text:list-item>
              <text:p text:style-name="P64">автор (транслитерация);</text:p>
            </text:list-item>
            <text:list-item>
              <text:p text:style-name="P64">заглавие статьи (транслитерация);</text:p>
            </text:list-item>
            <text:list-item>
              <text:p text:style-name="P64">[перевод заглавия статьи на английский язык в квадратных скобках];</text:p>
            </text:list-item>
            <text:list-item>
              <text:p text:style-name="P64">название русскоязычного источника (транслитерация);</text:p>
            </text:list-item>
            <text:list-item>
              <text:p text:style-name="P64">[перевод названия источника на английский язык в квадратных скобках];</text:p>
            </text:list-item>
            <text:list-item>
              <text:p text:style-name="P64">выходные данные на английском языке.</text:p>
            </text:list-item>
          </text:list>
        </text:list-item>
      </text:list>
      <text:p text:style-name="Информация_20_для_20_авторов"><text:span text:style-name="T28">Для транслитерации русскоязычных источников нужно использовать сайт </text:span><text:span text:style-name="T29">http://trans.li</text:span><text:span text:style-name="T28">, в графе «варианты перевода» выбрать вариант «</text:span><text:span text:style-name="T29">BSI</text:span><text:span text:style-name="T28">». 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 </text:span></text:p>
      <text:p text:style-name="P60"><text:soft-page-break/>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ГОСТа и помещается сразу после основного текста рукописи.</text:p>
      <text:p text:style-name="Информация_20_для_20_авторов">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мя и фамилия автора, сведения об авторе, аннотация, ключевые слова, «References»). </text:p>
      <text:p text:style-name="Информация_20_для_20_авторов">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text:span text:style-name="T17">pdf</text:span>.</text:p>
      <text:p text:style-name="Информация_20_для_20_авторов">Подробные рекомендации и примеры оформления текста, аннотаций, списков литературы и пр. содержатся в «Требованиях к рукописям статей» на сайте журнала по адресу: http://iphras.ru/hp_manuscript.htm.</text:p>
      <text:p text:style-name="Информация_20_для_20_авторов">Редакция принимает решение о публикации текста в соответствии с рекомендациями редколлегии, главного редактора и с оценкой экспертов. Решение о публикации принимается в течение двух месяцев с момента предоставления рукописи.</text:p>
      <text:p text:style-name="Информация_20_для_20_авторов">Редколлегия оставляет за собой право на редактирование материалов, согласовывая окончательный вариант с автором. </text:p>
      <text:p text:style-name="Информация_20_для_20_авторов">Журнал не имеет возможности выплачивать гонорары авторам. Плата за публикацию рукописей не взимается.</text:p>
      <text:p text:style-name="Информация_20_для_20_авторов">Адрес редакции: Российская Федерация,<text:span text:style-name="T23"> </text:span>109240, г. Москва, ул. Гончарная, д. 12, стр. 1, оф. 412. Тел.: +7 (495) 697-73-26; <text:span text:style-name="T27">e-mail: </text:span><text:span text:style-name="T18">hist</text:span><text:span text:style-name="T32">_</text:span><text:span text:style-name="T26">phil@iph.ras.ru; </text:span>сайт: <text:span text:style-name="T17">http</text:span><text:span text:style-name="T19">s</text:span>://<text:span text:style-name="T19">hp.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Mangal" svg:font-family="Mangal" style:font-pitch="variable"/>
    <style:font-face style:name="SimSun" svg:font-family="SimSun, 宋体" style:font-pitch="variable"/>
    <style:font-face style:name="Times New Roman1" svg:font-family="'Times New Roman'" style:font-adornments="Regular" style:font-pitch="variable"/>
    <style:font-face style:name="Liberation Serif4" svg:font-family="'Liberation Serif'" style:font-family-generic="roman" style:font-pitch="variable"/>
    <style:font-face style:name="Liberation Serif5" svg:font-family="'Liberation Serif'" style:font-adornments="Обычный" style:font-family-generic="roman" style:font-pitch="variable"/>
    <style:font-face style:name="Times New Roman" svg:font-family="'Times New Roman'" style:font-family-generic="roman" style:font-pitch="variable"/>
    <style:font-face style:name="Calibri" svg:font-family="Calibri, Carlito" style:font-family-generic="swiss" style:font-pitch="variable"/>
    <style:font-face style:name="Calibri1" svg:font-family="Calibri, 'Trebuchet M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fo:hyphenation-ladder-count="no-limit" style:writing-mode="page"/>
      <style:text-properties style:font-name="Liberation Serif" fo:font-family="'Liberation Serif'" style:font-style-name="Regular" style:font-pitch="variable" fo:font-size="11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cm" loext:contextual-spacing="true" fo:line-height="0.432cm" fo:text-align="justify" style:justify-single-word="false" fo:orphans="2" fo:widows="3" fo:hyphenation-ladder-count="3" fo:text-indent="0.7c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0.499cm" fo:margin-right="0cm" fo:line-height="100%" fo:text-align="justify" style:justify-single-word="false" fo:hyphenation-ladder-count="no-limit" fo:text-indent="-0.499c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class="text" style:master-page-name="">
      <style:paragraph-properties fo:margin-left="0cm" fo:margin-right="0cm" fo:margin-top="3cm" fo:margin-bottom="0.801cm" loext:contextual-spacing="false" fo:line-height="100%" fo:text-align="center" style:justify-single-word="false" fo:text-indent="0cm" style:auto-text-indent="false" style:page-number="auto" style:shadow="none" style:writing-mode="page">
        <style:tab-stops/>
      </style:paragraph-properties>
      <style:text-properties fo:text-transform="uppercase" fo:font-size="11pt" fo:font-weight="bold" style:font-size-asian="130%" style:font-weight-asian="bold" style:font-size-complex="130%" style:font-weight-complex="bold"/>
    </style:style>
    <style:style style:name="Автор" style:family="paragraph" style:parent-style-name="Standard" style:next-style-name="Heading_20_2">
      <style:paragraph-properties fo:margin-top="4.5cm" fo:margin-bottom="0cm" loext:contextual-spacing="false"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cm" fo:margin-bottom="0.6cm" loext:contextual-spacing="true" fo:line-height="100%" fo:text-align="center" style:justify-single-word="false" style:register-true="true" fo:text-indent="0cm" style:auto-text-indent="false" style:page-number="auto" style:shadow="none" text:number-lines="true" text:line-number="0" style:writing-mode="page">
        <style:tab-stops/>
      </style:paragraph-properties>
      <style:text-properties style:font-name="Liberation Serif2" fo:font-family="'Liberation Serif'" style:font-style-name="Полужирный" style:font-pitch="variable" fo:font-size="12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master-page-name="">
      <style:paragraph-properties fo:margin-top="0cm" fo:margin-bottom="0.3cm" loext:contextual-spacing="false" fo:line-height="100%" fo:text-align="justify" style:justify-single-word="false" style:page-number="auto" style:writing-mode="page"/>
      <style:text-properties fo:font-size="9pt" style:font-size-asian="10.5pt"/>
    </style:style>
    <style:style style:name="Эпиграф" style:family="paragraph" style:parent-style-name="Standard">
      <style:paragraph-properties fo:margin-top="0cm" fo:margin-bottom="0.275c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cm" fo:margin-right="0cm" fo:margin-top="0.7cm" fo:margin-bottom="0.499cm" loext:contextual-spacing="false" fo:line-height="100%" fo:text-indent="0c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3cm" loext:contextual-spacing="false" fo:line-height="100%" fo:text-indent="0c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cm" fo:margin-right="0cm" fo:margin-top="0cm" fo:margin-bottom="0cm" loext:contextual-spacing="true" fo:line-height="0.388cm" fo:text-align="justify" style:justify-single-word="false" fo:text-indent="0.7cm" style:auto-text-indent="false" style:writing-mode="page"/>
      <style:text-properties fo:font-size="10pt" fo:letter-spacing="-0.004cm" style:font-size-asian="10.5pt" style:text-scale="96%"/>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cm" fo:margin-bottom="0.275c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cm" style:type="center"/>
          <style:tab-stop style:position="12.7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03c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03cm" fo:border-left="none" fo:border-right="none" fo:border-top="none" fo:border-bottom="0.51pt solid #000000" style:shadow="none" style:writing-mode="page">
        <style:tab-stops>
          <style:tab-stop style:position="6.35cm" style:type="center"/>
          <style:tab-stop style:position="12.7c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cm" fo:margin-right="0cm" fo:margin-top="0cm" fo:margin-bottom="0.3cm" loext:contextual-spacing="false" fo:line-height="0.319cm" fo:text-align="justify" style:justify-single-word="false" fo:hyphenation-ladder-count="no-limit" fo:text-indent="0cm" style:auto-text-indent="false" style:page-number="auto" fo:background-color="transparent" text:number-lines="false" text:line-number="0" style:writing-mode="page"/>
      <style:text-properties fo:font-size="8pt" fo:letter-spacing="normal" officeooo:rsid="004b8a18" style:font-size-asian="9pt" style:font-size-complex="9pt" fo:hyphenate="false" fo:hyphenation-remain-char-count="2" fo:hyphenation-push-char-count="2"/>
    </style:style>
    <style:style style:name="Редколлегия" style:family="paragraph" style:parent-style-name="Standard" style:master-page-name="">
      <loext:graphic-properties draw:fill="none" draw:fill-color="#729fcf"/>
      <style:paragraph-properties fo:line-height="0.379cm" fo:text-align="justify" style:justify-single-word="false" style:page-number="auto" fo:background-color="transparent" style:writing-mode="page">
        <style:tab-stops/>
      </style:paragraph-properties>
      <style:text-properties fo:font-size="10pt" fo:letter-spacing="-0.004cm" style:font-size-asian="10pt" style:font-size-complex="10pt"/>
    </style:style>
    <style:style style:name="Задний_20_форзац" style:display-name="Задний форзац" style:family="paragraph">
      <style:paragraph-properties fo:margin-left="0cm" fo:margin-right="0cm" fo:text-indent="0cm" style:auto-text-indent="false" style:writing-mode="lr-tb"/>
    </style:style>
    <style:style style:name="Footer" style:family="paragraph" style:parent-style-name="Standard" style:class="extra">
      <style:paragraph-properties text:number-lines="false" text:line-number="0">
        <style:tab-stops>
          <style:tab-stop style:position="6.35cm" style:type="center"/>
          <style:tab-stop style:position="12.7c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cm" fo:margin-right="0cm" fo:margin-top="0.212cm" fo:margin-bottom="0.423cm" loext:contextual-spacing="false" fo:line-height="0.388cm" fo:text-align="center" style:justify-single-word="false" fo:text-indent="0c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212cm" loext:contextual-spacing="false" fo:text-align="center" style:justify-single-word="false" fo:keep-together="always" fo:orphans="0" fo:widows="0" fo:text-indent="0c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212cm" fo:margin-bottom="0.212cm" loext:contextual-spacing="false" fo:text-align="center" style:justify-single-word="false" fo:orphans="0" fo:widows="0" fo:text-indent="0c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cm" fo:margin-bottom="0.353cm" loext:contextual-spacing="false" fo:line-height="0.706c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cm" fo:margin-right="0cm" fo:margin-top="0.379cm" fo:margin-bottom="0.3cm" loext:contextual-spacing="false" fo:line-height="100%" fo:text-align="center" style:justify-single-word="false" fo:orphans="2" fo:widows="2" fo:text-indent="0cm" style:auto-text-indent="false" style:text-autospace="none" style:punctuation-wrap="simple" style:vertical-align="baseline" style:writing-mode="lr-tb">
        <style:tab-stops/>
      </style:paragraph-properties>
      <style:text-properties fo:text-transform="uppercase" style:use-window-font-color="true" style:font-name="Liberation Serif4" fo:font-family="'Liberation Serif'" style:font-family-generic="roman" style:font-pitch="variable" fo:font-size="10pt" fo:language="ru" fo:country="RU" fo:font-weight="bold" style:font-name-asian="Liberation Serif4" style:font-family-asian="'Liberation Serif'" style:font-family-generic-asian="roman" style:font-pitch-asian="variable" style:font-size-asian="10pt" style:font-weight-asian="bold" style:font-name-complex="Liberation Serif4"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cm" fo:margin-right="0cm" fo:margin-top="0cm" fo:margin-bottom="0.09cm" loext:contextual-spacing="false" fo:line-height="0.392cm" fo:text-align="start" style:justify-single-word="false" fo:orphans="2" fo:widows="2" fo:text-indent="0cm" style:auto-text-indent="false" style:page-number="auto" style:text-autospace="none" style:punctuation-wrap="simple" style:vertical-align="baseline" style:writing-mode="lr-tb">
        <style:tab-stops>
          <style:tab-stop style:position="14cm" style:type="right" style:leader-style="dotted" style:leader-text="."/>
        </style:tab-stops>
      </style:paragraph-properties>
      <style:text-properties style:use-window-font-color="true" style:font-name="Liberation Serif4" fo:font-family="'Liberation Serif'" style:font-family-generic="roman" style:font-pitch="variable" fo:font-size="10pt" fo:language="ru" fo:country="RU" style:font-name-asian="Liberation Serif4" style:font-family-asian="'Liberation Serif'" style:font-family-generic-asian="roman" style:font-pitch-asian="variable" style:font-size-asian="10pt" style:font-name-complex="Liberation Serif4"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0.711cm" fo:margin-right="0cm" fo:line-height="0.335cm" fo:orphans="0" fo:widows="0" fo:text-indent="0.7cm" style:auto-text-indent="false" style:text-autospace="none" style:punctuation-wrap="simple" style:vertical-align="baseline">
        <style:tab-stops>
          <style:tab-stop style:position="9.5c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cm" fo:margin-right="0cm" fo:line-height="100%" fo:text-align="start" style:justify-single-word="false" fo:hyphenation-ladder-count="no-limit" fo:text-indent="0c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line-height="0.388cm" fo:orphans="0" fo:widows="0" fo:text-indent="0.76cm" style:auto-text-indent="false" style:text-autospace="none" style:punctuation-wrap="simple" style:vertical-align="baseline">
        <style:tab-stops>
          <style:tab-stop style:position="9.5cm" style:type="right" style:leader-style="dotted" style:leader-text="."/>
        </style:tab-stops>
      </style:paragraph-properties>
      <style:text-properties style:font-name="Liberation Serif4" fo:font-family="'Liberation Serif'" style:font-family-generic="roman" style:font-pitch="variable" fo:font-size="10pt" style:font-size-asian="10pt" style:font-name-complex="Liberation Serif4"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cm" fo:margin-right="0cm" fo:line-height="100%" fo:text-align="start" style:justify-single-word="false" fo:text-indent="0c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Информация_20_для_20_авторов" style:display-name="Информация для авторов" style:family="paragraph" style:parent-style-name="Standard">
      <loext:graphic-properties draw:fill-image-width="0cm" draw:fill-image-height="0cm"/>
      <style:paragraph-properties fo:margin-left="0cm" fo:margin-right="0cm" fo:margin-top="0cm" fo:margin-bottom="0cm" loext:contextual-spacing="false" fo:line-height="0.39cm" fo:text-align="justify" style:justify-single-word="false" fo:text-indent="0.7cm" style:auto-text-indent="false"/>
      <style:text-properties style:font-name="Liberation Serif3" fo:font-family="'Liberation Serif'" style:font-pitch="variable" fo:font-size="10pt" style:font-size-asian="10pt" style:font-size-complex="10pt"/>
    </style:style>
    <style:style style:name="Поэма" style:family="paragraph" style:parent-style-name="Standard">
      <loext:graphic-properties draw:fill="none" draw:fill-color="#729fcf"/>
      <style:paragraph-properties fo:margin-left="3.976cm" fo:margin-right="0cm" fo:margin-top="0.192cm" fo:margin-bottom="0.192cm" loext:contextual-spacing="true" fo:line-height="100%" fo:text-align="start" style:justify-single-word="false" fo:text-indent="0cm" style:auto-text-indent="false" fo:background-color="transparent" style:writing-mode="page"/>
      <style:text-properties fo:font-size="10pt" style:font-size-asian="10.5pt"/>
    </style:style>
    <style:style style:name="Оглавление_20_2_20_Английское" style:display-name="Оглавление 2 Английское" style:family="paragraph" style:parent-style-name="Contents_20_2">
      <style:paragraph-properties fo:line-height="0.353cm" style:writing-mode="lr-tb">
        <style:tab-stops>
          <style:tab-stop style:position="12.7c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cm" fo:margin-right="0cm" fo:margin-top="0.101cm" fo:margin-bottom="0.7cm" loext:contextual-spacing="false" fo:line-height="0.388cm" fo:text-align="justify" style:justify-single-word="false" fo:text-indent="0cm" style:auto-text-indent="false" style:page-number="auto" style:shadow="none" style:writing-mode="page"/>
      <style:text-properties fo:font-size="10pt" fo:letter-spacing="-0.004cm" style:font-size-asian="10.5pt"/>
    </style:style>
    <style:style style:name="Аннотация" style:family="paragraph" style:parent-style-name="Standard">
      <style:paragraph-properties fo:line-height="0.388cm" fo:text-align="justify" style:justify-single-word="false" style:writing-mode="page"/>
      <style:text-properties fo:font-size="10pt" style:font-size-asian="10.5pt"/>
    </style:style>
    <style:style style:name="Аннотация_20_и_20_Ключевые_20_слова" style:display-name="Аннотация и Ключевые слова" style:family="paragraph" style:parent-style-name="Standard" style:master-page-name="">
      <style:paragraph-properties fo:margin-top="0cm" fo:margin-bottom="0.101cm" loext:contextual-spacing="false" fo:line-height="100%" fo:text-align="justify" style:justify-single-word="false" style:page-number="auto" style:writing-mode="page"/>
      <style:text-properties fo:font-size="10pt"/>
    </style:style>
    <style:style style:name="Цитирование" style:family="paragraph" style:parent-style-name="Text_20_body">
      <style:paragraph-properties fo:margin-left="0.499cm" fo:margin-right="0.499cm" fo:margin-top="0.212cm" fo:margin-bottom="0.212cm" loext:contextual-spacing="false" fo:line-height="0.388cm" fo:text-indent="0cm" style:auto-text-indent="false" style:writing-mode="page"/>
      <style:text-properties fo:font-size="10pt"/>
    </style:style>
    <style:style style:name="Subtitle" style:family="paragraph" style:parent-style-name="Standard" style:next-style-name="Standard" style:list-style-name="" style:class="chapter">
      <style:paragraph-properties fo:margin-left="0cm" fo:margin-right="0cm" fo:margin-top="0cm" fo:margin-bottom="0.282cm" loext:contextual-spacing="false" fo:text-indent="0.7cm" style:auto-text-indent="false"/>
      <style:text-properties fo:color="#5a5a5a" style:font-name="Calibri" fo:font-family="Calibri, Carlito" style:font-family-generic="swiss" style:font-pitch="variable" fo:font-size="11pt" fo:letter-spacing="0.026cm" style:font-name-asian="Calibri" style:font-family-asian="Calibri, Carlito" style:font-family-generic-asian="swiss" style:font-pitch-asian="variable" style:font-size-asian="11pt" style:font-name-complex="Calibri" style:font-family-complex="Calibri, Carlito" style:font-family-generic-complex="swiss" style:font-pitch-complex="variable" style:font-size-complex="11pt"/>
    </style:style>
    <style:style style:name="Обычный_20__28_веб_29_" style:display-name="Обычный (веб)"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hyphenation-ladder-count="no-limit" fo:text-indent="1cm" style:auto-text-indent="false"/>
      <style:text-properties fo:color="#0000ff" style:language-asian="zh" style:country-asian="CN"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ru" fo:country="RU" style:letter-kerning="true" style:font-name-asian="SimSun" style:font-family-asian="SimSun, 宋体" style:font-pitch-asian="variable" style:font-size-asian="12pt" style:font-name-complex="Mangal" style:font-family-complex="Mangal" style:font-pitch-complex="variable" style:font-size-complex="12pt" style:language-complex="hi" style:country-complex="IN" fo:hyphenate="false" fo:hyphenation-remain-char-count="2" fo:hyphenation-push-char-count="2"/>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_20__28_user_29_" style:display-name="Text body (user)" style:family="paragraph" style:parent-style-name="Standard_20__28_user_29_">
      <style:paragraph-properties fo:margin-top="0cm" fo:margin-bottom="0.212cm" loext:contextual-spacing="false"/>
    </style:style>
    <style:style style:name="msonormal_5f_mailru_5f_css_5f_attribute_5f_postfix" style:display-name="msonormal_mailru_css_attribute_postfix"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Carlito"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ntents_20_1_20__28_user_29_" style:display-name="Contents 1 (user)" style:family="paragraph" style:parent-style-name="Standard" style:next-style-name="Standard">
      <style:paragraph-properties fo:margin-left="1.27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2_20__28_user_29_" style:display-name="Contents 2 (user)" style:family="paragraph" style:parent-style-name="Standard" style:next-style-name="Standard">
      <style:paragraph-properties fo:margin-left="2.54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3_20__28_user_29_" style:display-name="Contents 3 (user)" style:family="paragraph" style:parent-style-name="Standard" style:next-style-name="Standard">
      <style:paragraph-properties fo:margin-left="3.81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Contents_20_4_20__28_user_29_" style:display-name="Contents 4 (user)" style:family="paragraph" style:parent-style-name="Standard" style:next-style-name="Standard">
      <style:paragraph-properties fo:margin-left="5.08cm" fo:margin-right="0cm" fo:text-indent="-0.76cm" style:auto-text-indent="false"/>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2pt" style:font-name-complex="Liberation Sans" style:font-family-complex="'Liberation Sans'" style:font-family-generic-complex="swiss" style:font-pitch-complex="variable" style:font-size-complex="12pt"/>
    </style:style>
    <style:style style:name="Редколлегия_20_Англ" style:display-name="Редколлегия Англ" style:family="paragraph" style:parent-style-name="Редколлегия" style:master-page-name="">
      <loext:graphic-properties draw:fill="none" draw:fill-color="#729fcf"/>
      <style:paragraph-properties fo:text-align="justify" style:justify-single-word="false" fo:hyphenation-ladder-count="no-limit" style:page-number="auto" fo:background-color="transparent">
        <style:tab-stops/>
      </style:paragraph-properties>
      <style:text-properties fo:hyphenate="false" fo:hyphenation-remain-char-count="2" fo:hyphenation-push-char-count="2"/>
    </style:style>
    <style:style style:name="Автор_20_со_20_шмуцем" style:display-name="Автор со шмуцем" style:family="paragraph" style:parent-style-name="Автор" style:next-style-name="Heading_20_2">
      <style:paragraph-properties fo:margin-top="0cm" fo:margin-bottom="0cm" loext:contextual-spacing="false"/>
    </style:style>
    <style:style style:name="Заголовок_20_3_20_англ" style:display-name="Заголовок 3 англ" style:family="paragraph" style:parent-style-name="Heading_20_3" style:next-style-name="Text_20_body" style:default-outline-level="" style:list-style-name="">
      <style:text-properties fo:font-size="12pt"/>
    </style:style>
    <style:style style:name="DocumentMap" style:family="paragraph" style:default-outline-level="">
      <style:paragraph-properties fo:text-align="start" style:justify-single-word="false" fo:orphans="2" fo:widows="2" style:vertical-align="auto" style:writing-mode="lr-tb"/>
      <style:text-properties style:font-name="Times New Roman1" fo:font-family="'Times New Roman'" style:font-style-name="Regular" style:font-pitch="variable" fo:font-size="10pt" fo:language="ru" fo:country="RU" style:font-name-asian="@Arial Unicode MS" style:font-family-asian="'@Arial Unicode MS'"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2pt"/>
    </style:style>
    <style:style style:name="Заголовок_20_информации_20_для_20_авторов" style:display-name="Заголовок информации для авторов" style:family="paragraph" style:parent-style-name="Heading_20_2" style:default-outline-level="" style:list-style-name="">
      <style:paragraph-properties fo:margin-top="0cm" fo:margin-bottom="0.6cm" loext:contextual-spacing="false"/>
    </style:style>
    <style:style style:name="Footnote_20_Symbol" style:display-name="Footnote Symbol" style:family="text">
      <style:text-properties style:text-position="super 70%" style:font-name="Liberation Serif5"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4" fo:font-family="'Liberation Serif'" style:font-family-generic="roman" style:font-pitch="variable" fo:font-style="italic" style:font-style-asian="italic" style:font-name-complex="Liberation Serif4" style:font-family-complex="'Liberation Serif'" style:font-family-generic-complex="roman" style:font-pitch-complex="variable"/>
    </style:style>
    <style:style style:name="Internet_20_link" style:display-name="Internet link" style:family="text">
      <style:text-properties style:use-window-font-color="true" style:font-name="Liberation Serif4" fo:font-family="'Liberation Serif'" style:font-family-generic="roman" style:font-pitch="variable" style:text-underline-style="solid" style:text-underline-width="auto" style:text-underline-color="font-color" style:font-name-complex="Liberation Serif4"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4"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4" fo:font-family="'Liberation Serif'" style:font-family-generic="roman" style:font-pitch="variable" fo:font-size="10pt" fo:language="ru" fo:country="RU" style:font-size-asian="10pt" style:font-name-complex="Liberation Serif4" style:font-family-complex="'Liberation Serif'" style:font-family-generic-complex="roman" style:font-pitch-complex="variable" style:font-size-complex="10pt"/>
    </style:style>
    <style:style style:name="Index_20_Link" style:display-name="Index Link" style:family="text"/>
    <style:style style:name="Character_5f_20_5f_style" style:display-name="Character_20_style" style:family="text"/>
    <style:style style:name="Основной_20_шрифт_20_абзаца" style:display-name="Основной шрифт абзаца"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c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c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0.4cm" fo:margin-left="0.3c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1.401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9cm" fo:text-indent="-0.199cm" fo:margin-left="0.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cm" fo:text-indent="-0.499cm" fo:margin-left="1.1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cm" fo:text-indent="-0.799cm" fo:margin-left="1.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cm" fo:text-indent="-1.099cm" fo:margin-left="1.7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cm" fo:text-indent="-1.401cm" fo:margin-left="2.1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cm" fo:text-indent="-1.7cm" fo:margin-left="2.4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cm" fo:text-indent="-2cm" fo:margin-left="2.7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cm" fo:text-indent="-2.3cm" fo:margin-left="3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0.635c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334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60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74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144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414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84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954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224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9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2.886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4.156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5.426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6.696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7.966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9.236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10.506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1.77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3.046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Character_5f_20_5f_style"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Character_5f_20_5f_style"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Character_5f_20_5f_style"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4cm" style:rel-width="100%" table:align="center" style:writing-mode="page"/>
    </style:style>
    <style:style style:name="Таблица3.A" style:family="table-column">
      <style:table-column-properties style:column-width="6.999cm" style:rel-column-width="3968*"/>
    </style:style>
    <style:style style:name="Таблица3.B" style:family="table-column">
      <style:table-column-properties style:column-width="7.001cm" style:rel-column-width="3969*"/>
    </style:style>
    <style:style style:name="Таблица3.A1" style:family="table-cell">
      <style:table-cell-properties fo:padding="0cm" fo:border="none"/>
    </style:style>
    <style:style style:name="Таблица4" style:family="table">
      <style:table-properties style:rel-width="100%" table:align="center" style:writing-mode="page"/>
    </style:style>
    <style:style style:name="Таблица4.A" style:family="table-column">
      <style:table-column-properties style:rel-column-width="3968*"/>
    </style:style>
    <style:style style:name="Таблица4.B" style:family="table-column">
      <style:table-column-properties style:rel-column-width="3969*"/>
    </style:style>
    <style:style style:name="Таблица4.A1" style:family="table-cell">
      <style:table-cell-properties fo:padding="0cm" fo:border="none"/>
    </style:style>
    <style:style style:name="Таблица180" style:family="table">
      <style:table-properties style:rel-width="100%" table:align="center" style:writing-mode="page"/>
    </style:style>
    <style:style style:name="Таблица180.A" style:family="table-column">
      <style:table-column-properties style:rel-column-width="7540*"/>
    </style:style>
    <style:style style:name="Таблица180.B" style:family="table-column">
      <style:table-column-properties style:rel-column-width="397*"/>
    </style:style>
    <style:style style:name="Таблица180.A1" style:family="table-cell">
      <style:table-cell-properties fo:padding-left="0cm" fo:padding-right="0cm" fo:padding-top="0cm" fo:padding-bottom="0.03cm" fo:border-left="none" fo:border-right="none" fo:border-top="none" fo:border-bottom="0.5pt solid #000000"/>
    </style:style>
    <style:style style:name="Таблица181" style:family="table">
      <style:table-properties style:rel-width="100%" table:align="center" style:writing-mode="page"/>
    </style:style>
    <style:style style:name="Таблица181.A" style:family="table-column">
      <style:table-column-properties style:rel-column-width="368*"/>
    </style:style>
    <style:style style:name="Таблица181.B" style:family="table-column">
      <style:table-column-properties style:rel-column-width="7003*"/>
    </style:style>
    <style:style style:name="Таблица181.A1" style:family="table-cell">
      <style:table-cell-properties fo:padding-left="0cm" fo:padding-right="0cm" fo:padding-top="0cm" fo:padding-bottom="0.03cm" fo:border-left="none" fo:border-right="none" fo:border-top="none" fo:border-bottom="0.5pt solid #000000"/>
    </style:style>
    <style:style style:name="Таблица5" style:family="table">
      <style:table-properties style:width="14cm" style:rel-width="100%" table:align="center" style:writing-mode="page"/>
    </style:style>
    <style:style style:name="Таблица5.A" style:family="table-column">
      <style:table-column-properties style:column-width="6.999cm" style:rel-column-width="3968*"/>
    </style:style>
    <style:style style:name="Таблица5.B" style:family="table-column">
      <style:table-column-properties style:column-width="7.001cm" style:rel-column-width="3969*"/>
    </style:style>
    <style:style style:name="Таблица5.A1" style:family="table-cell">
      <style:table-cell-properties fo:padding="0cm" fo:border="none"/>
    </style:style>
    <style:style style:name="MP1"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P2" style:family="paragraph" style:parent-style-name="Footer">
      <style:paragraph-properties fo:text-align="end" style:justify-single-word="false"/>
      <style:text-properties fo:font-size="9pt" officeooo:rsid="014ebba9" officeooo:paragraph-rsid="014ebba9" style:font-size-asian="9pt" style:font-size-complex="9pt"/>
    </style:style>
    <style:style style:name="MP3"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081bba0" officeooo:paragraph-rsid="0152e41d" style:font-size-asian="8pt" style:font-style-asian="normal" style:font-size-complex="8pt"/>
    </style:style>
    <style:style style:name="MP4" style:family="paragraph" style:parent-style-name="Table_20_Contents">
      <style:paragraph-properties fo:line-height="100%" fo:text-align="end" style:justify-single-word="false"/>
      <style:text-properties fo:font-size="8pt" officeooo:rsid="0152e41d" officeooo:paragraph-rsid="0152e41d" style:font-size-asian="8pt" style:font-size-complex="8pt"/>
    </style:style>
    <style:style style:name="MP5"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2e41d" officeooo:paragraph-rsid="0152e41d" style:font-weight-asian="bold" style:font-weight-complex="bold"/>
    </style:style>
    <style:style style:name="MP6" style:family="paragraph" style:parent-style-name="Standard">
      <loext:graphic-properties draw:fill-image-width="0cm" draw:fill-image-height="0cm"/>
      <style:paragraph-properties fo:margin-top="0cm" fo:margin-bottom="0cm" loext:contextual-spacing="false" fo:line-height="100%" fo:text-align="center" style:justify-single-word="false" fo:padding="0c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колонтитул_20_правая_20_страница">
      <style:paragraph-properties fo:text-align="start" style:justify-single-word="false" fo:padding="0.03cm" fo:border="none" style:writing-mode="page"/>
      <style:text-properties fo:font-style="normal" officeooo:rsid="013adaa1" officeooo:paragraph-rsid="01760ffc" style:font-style-asian="normal" style:font-style-complex="normal"/>
    </style:style>
    <style:style style:name="MP8" style:family="paragraph" style:parent-style-name="Верхний_20_колонтитул_20_пра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normal" officeooo:rsid="013adaa1" officeooo:paragraph-rsid="023dec32" style:font-style-asian="normal" style:font-style-complex="normal"/>
    </style:style>
    <style:style style:name="MP9" style:family="paragraph" style:parent-style-name="Верхний_20_колонтитул_20_левая_20_страница">
      <style:paragraph-properties fo:text-align="end" style:justify-single-word="false" fo:padding="0.03cm" fo:border="none" style:writing-mode="page">
        <style:tab-stops>
          <style:tab-stop style:position="2.35cm"/>
          <style:tab-stop style:position="15cm" style:type="right"/>
        </style:tab-stops>
      </style:paragraph-properties>
      <style:text-properties fo:font-style="italic" officeooo:rsid="013b4ce1" officeooo:paragraph-rsid="01760ffc" style:font-style-asian="italic" style:font-style-complex="italic"/>
    </style:style>
    <style:style style:name="MP10" style:family="paragraph" style:parent-style-name="Header">
      <style:paragraph-properties fo:margin-left="0cm" fo:margin-right="0cm" fo:line-height="100%" fo:text-align="start" style:justify-single-word="false" fo:text-indent="0cm" style:auto-text-indent="false">
        <style:tab-stops>
          <style:tab-stop style:position="8.25cm" style:type="center"/>
          <style:tab-stop style:position="13.018cm"/>
          <style:tab-stop style:position="16.501cm" style:type="right"/>
        </style:tab-stops>
      </style:paragraph-properties>
      <style:text-properties fo:font-size="8pt" fo:font-style="normal" officeooo:rsid="015acfd1" officeooo:paragraph-rsid="015acfd1" style:font-size-asian="8pt" style:font-style-asian="normal" style:font-size-complex="8pt"/>
    </style:style>
    <style:style style:name="MP11" style:family="paragraph" style:parent-style-name="Table_20_Contents">
      <style:paragraph-properties fo:line-height="100%" fo:text-align="end" style:justify-single-word="false"/>
      <style:text-properties fo:font-size="8pt" officeooo:rsid="015acfd1" officeooo:paragraph-rsid="015acfd1" style:font-size-asian="8pt" style:font-size-complex="8pt"/>
    </style:style>
    <style:style style:name="MP12" style:family="paragraph" style:parent-style-name="Table_20_Contents">
      <style:paragraph-properties fo:line-height="100%" fo:text-align="end" style:justify-single-word="false"/>
      <style:text-properties fo:font-size="8pt" officeooo:rsid="01760ffc" officeooo:paragraph-rsid="01760ffc" style:font-size-asian="8pt" style:font-size-complex="8pt"/>
    </style:style>
    <style:style style:name="MP13" style:family="paragraph" style:parent-style-name="Footer">
      <style:text-properties fo:font-size="8pt" officeooo:rsid="00dbd734" officeooo:paragraph-rsid="01740b9b" style:font-size-asian="8pt" style:font-size-complex="8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30c4b5"/>
    </style:style>
    <style:style style:name="MT5" style:family="text">
      <style:text-properties officeooo:rsid="01740b9b"/>
    </style:style>
    <style:style style:name="MT6" style:family="text">
      <style:text-properties officeooo:rsid="01759fb8"/>
    </style:style>
    <style:page-layout style:name="Mpm1">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6.6cm" fo:page-height="25.599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0%"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4" style:page-usage="right">
      <style:page-layout-properties fo:page-width="16.701cm" fo:page-height="25.501cm" style:num-format="1" style:print-orientation="portrait" fo:margin-top="1.199cm" fo:margin-bottom="1.7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26cm" style:distance-before-sep="0.101cm" style:distance-after-sep="0.049cm" style:line-style="solid" style:adjustment="left" style:rel-width="22%" style:color="#000000"/>
      </style:page-layout-properties>
      <style:header-style>
        <style:header-footer-properties fo:min-height="0.25cm" fo:margin-left="0cm" fo:margin-right="0cm" fo:margin-bottom="0.15cm" fo:background-color="transparent" style:dynamic-spacing="false" draw:fill="none" draw:fill-color="#729fcf"/>
      </style:header-style>
      <style:footer-style/>
    </style:page-layout>
    <style:page-layout style:name="Mpm5">
      <style:page-layout-properties fo:page-width="17.401cm" fo:page-height="26cm" style:num-format="1" style:print-orientation="portrait" fo:margin-top="1.3cm" fo:margin-bottom="1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line-style="solid" style:adjustment="left" style:rel-width="25%" style:color="#000000"/>
      </style:page-layout-properties>
      <style:header-style>
        <style:header-footer-properties fo:min-height="1.051cm" fo:margin-left="0cm" fo:margin-right="0cm" fo:margin-bottom="0.951cm" fo:background-color="transparent" style:dynamic-spacing="false" draw:fill="none" draw:fill-color="#729fcf"/>
      </style:header-style>
      <style:footer-style>
        <style:header-footer-properties fo:min-height="0.801cm" fo:margin-left="0cm" fo:margin-right="0cm" fo:margin-top="0cm" fo:background-color="transparent" style:dynamic-spacing="false" draw:fill="none" draw:fill-color="#729fcf"/>
      </style:footer-style>
    </style:page-layout>
    <style:page-layout style:name="Mpm6">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7">
      <style:page-layout-properties fo:page-width="17.401cm" fo:page-height="26cm" style:num-format="1" style:print-orientation="portrait" fo:margin-top="1.3cm" fo:margin-bottom="1.7cm" fo:margin-left="1.7cm" fo:margin-right="1.7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26cm" style:distance-before-sep="0.101cm" style:distance-after-sep="0.049cm" style:line-style="solid" style:adjustment="left" style:rel-width="22%"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page-layout>
    <style:page-layout style:name="Mpm10">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7cm" fo:margin-left="0cm" fo:margin-right="0cm" fo:margin-bottom="0.27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1">
      <style:page-layout-properties fo:page-width="17.401cm" fo:page-height="26cm" style:num-format="1" style:print-orientation="portrait"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16.701cm" fo:page-height="25.5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17.401cm" fo:page-height="26cm" style:num-format="1" style:print-orientation="landscape" fo:margin-top="1.3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6</text:variable-get></text:p>
      </style:footer>
    </style:master-page>
    <style:master-page style:name="Титул_20_английский" style:display-name="Титул английский" style:page-layout-name="Mpm5" style:next-style-name="В_20_номере">
      <style:header>
        <text:p text:style-name="Первая_20_страница">ISSN 207<text:span text:style-name="MT4">4</text:span>-<text:span text:style-name="MT4">5869</text:span></text:p>
      </style:header>
      <style:footer>
        <text:p text:style-name="MP2">© Institute of Philosophy, Russian Academy of Sciences, <text:variable-get text:name="Год" style:data-style-name="N0">2019</text:variable-get></text:p>
      </style:footer>
    </style:master-page>
    <style:master-page style:name="В_20_номере" style:display-name="В номере" style:page-layout-name="Mpm6" style:next-style-name="Table_20_of_20_contents">
      <style:header>
        <table:table table:name="Таблица3" table:style-name="Таблица3">
          <table:table-column table:style-name="Таблица3.A"/>
          <table:table-column table:style-name="Таблица3.B"/>
          <table:table-row>
            <table:table-cell table:style-name="Таблица3.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3.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5">СОДЕРЖАНИЕ</text:p>
      </style:header>
    </style:master-page>
    <style:master-page style:name="Table_20_of_20_contents" style:display-name="Table of contents" style:page-layout-name="Mpm6">
      <style:header>
        <table:table table:name="Таблица4" table:style-name="Таблица4">
          <table:table-column table:style-name="Таблица4.A"/>
          <table:table-column table:style-name="Таблица4.B"/>
          <table:table-row>
            <table:table-cell table:style-name="Таблица4.A1" office:value-type="string">
              <text:p text:style-name="MP3">История философии</text:p>
              <text:p text:style-name="MP3"><text:variable-get text:name="Год" style:data-style-name="N0">2019</text:variable-get>. Т. <text:variable-get text:name="Том" style:data-style-name="N0">24</text:variable-get>. <text:span text:style-name="MT5">№</text:span> <text:variable-get text:name="Номер" style:data-style-name="N0">1</text:variable-get></text:p>
            </table:table-cell>
            <table:table-cell table:style-name="Таблица4.A1" office:value-type="string">
              <text:p text:style-name="MP4">History of Philosophy</text:p>
              <text:p text:style-name="MP4"><text:variable-get text:name="Год" style:data-style-name="N0">2019</text:variable-get>, <text:span text:style-name="MT5">V</text:span>ol. <text:variable-get text:name="Том" style:data-style-name="N0">24</text:variable-get>, <text:span text:style-name="MT5">N</text:span>o. <text:variable-get text:name="Номер" style:data-style-name="N0">1</text:variable-get></text:p>
            </table:table-cell>
          </table:table-row>
        </table:table>
        <text:p text:style-name="MP6">TABLE OF CONTENTS</text:p>
      </style:header>
    </style:master-page>
    <style:master-page style:name="Выпускная_20_страница" style:display-name="Выпускная страница" style:page-layout-name="Mpm7"/>
    <style:master-page style:name="Footnote" style:hidden="true" style:page-layout-name="Mpm8"/>
    <style:master-page style:name="Cтраница_20_статьи" style:display-name="Cтраница статьи" style:page-layout-name="Mpm9">
      <style:header>
        <table:table table:name="Таблица180" table:style-name="Таблица180">
          <table:table-column table:style-name="Таблица180.A"/>
          <table:table-column table:style-name="Таблица180.B"/>
          <table:table-row>
            <table:table-cell table:style-name="Таблица180.A1" office:value-type="string">
              <text:p text:style-name="MP7"/>
            </table:table-cell>
            <table:table-cell table:style-name="Таблица180.A1" office:value-type="string">
              <text:p text:style-name="MP8"><text:page-number text:select-page="current">0</text:page-number></text:p>
            </table:table-cell>
          </table:table-row>
        </table:table>
      </style:header>
      <style:header-left>
        <table:table table:name="Таблица181" table:style-name="Таблица181">
          <table:table-column table:style-name="Таблица181.A"/>
          <table:table-column table:style-name="Таблица181.B"/>
          <table:table-row>
            <table:table-cell table:style-name="Таблица181.A1" office:value-type="string">
              <text:p text:style-name="MP7"><text:page-number text:select-page="current">0</text:page-number></text:p>
            </table:table-cell>
            <table:table-cell table:style-name="Таблица181.A1" office:value-type="string">
              <text:p text:style-name="MP9"/>
            </table:table-cell>
          </table:table-row>
        </table:table>
      </style:header-left>
    </style:master-page>
    <style:master-page style:name="Первая_20_страница_20_статьи" style:display-name="Первая страница статьи" style:page-layout-name="Mpm10" style:next-style-name="C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0">История философии</text:p>
              <text:p text:style-name="MP10"><text:variable-get text:name="Год" style:data-style-name="N0">2019</text:variable-get>. Т. <text:variable-get text:name="Том" style:data-style-name="N0">24</text:variable-get>. <text:span text:style-name="MT5">№</text:span> <text:variable-get text:name="Номер" style:data-style-name="N0">1</text:variable-get>. С. <text:page-number text:select-page="current">5</text:page-number>–</text:p>
              <text:p text:style-name="MP10">УДК </text:p>
            </table:table-cell>
            <table:table-cell table:style-name="Таблица5.A1" office:value-type="string">
              <text:p text:style-name="MP11">History of Philosophy</text:p>
              <text:p text:style-name="MP11"><text:variable-get text:name="Год" style:data-style-name="N0">2019</text:variable-get>, <text:span text:style-name="MT6">V</text:span>ol. <text:variable-get text:name="Том" style:data-style-name="N0">24</text:variable-get>, <text:span text:style-name="MT6">N</text:span>o. <text:variable-get text:name="Номер" style:data-style-name="N0">1</text:variable-get>, pp. <text:page-number text:select-page="current">5</text:page-number>–</text:p>
              <text:p text:style-name="MP12">DOI: 10.21146/2074-5869-<text:variable-get text:name="Год" style:data-style-name="N0">2019</text:variable-get>-<text:variable-get text:name="Том" style:data-style-name="N0">24</text:variable-get>-<text:variable-get text:name="Номер" style:data-style-name="N0">1</text:variable-get>-<text:page-number text:select-page="current">5</text:page-number>-</text:p>
            </table:table-cell>
          </table:table-row>
        </table:table>
      </style:header>
      <style:footer>
        <text:p text:style-name="MP13"/>
      </style:footer>
    </style:master-page>
    <style:master-page style:name="Index" style:hidden="true" style:page-layout-name="Mpm11"/>
    <style:master-page style:name="Envelope" style:hidden="true" style:page-layout-name="Mpm12"/>
    <style:master-page style:name="HTML" style:hidden="true" style:page-layout-name="Mpm13"/>
    <style:master-page style:name="Landscape" style:page-layout-name="Mpm14"/>
    <style:master-page style:name="Титул_20_русский" style:display-name="Титул русский" style:page-layout-name="Mpm5" style:next-style-name="Титул_20_английский">
      <style:header>
        <text:p text:style-name="Первая_20_страница">ISSN 207<text:span text:style-name="MT4">4</text:span>-<text:span text:style-name="MT4">5869</text:span></text:p>
      </style:header>
      <style:footer>
        <text:p text:style-name="MP1">© Институт философии РАН, <text:variable-get text:name="Год" style:data-style-name="N0">2019</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00:50:27.200000000</meta:creation-date>
    <meta:generator>LibreOffice/6.1.5.2$Linux_X86_64 LibreOffice_project/90f8dcf33c87b3705e78202e3df5142b201bd805</meta:generator>
    <meta:editing-duration>PT9H43M20S</meta:editing-duration>
    <meta:editing-cycles>74</meta:editing-cycles>
    <dc:date>2019-04-02T11:06:15.876492297</dc:date>
    <meta:print-date>2019-03-28T22:30:16.330000000</meta:print-date>
    <meta:document-statistic meta:table-count="9" meta:image-count="0" meta:object-count="0" meta:page-count="8" meta:paragraph-count="117" meta:word-count="1666" meta:character-count="13027" meta:non-whitespace-character-count="11470"/>
  </office:meta>
</office:document-meta>
</file>